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inistro</text:p>
          </table:table-cell>
          <table:table-cell table:style-name="Default" office:value-type="string" calcext:value-type="string">
            <text:p>Avis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date" office:date-value="2018-11-02" calcext:value-type="date">
            <text:p>02/11/18</text:p>
          </table:table-cell>
          <table:table-cell office:value-type="date" office:date-value="2019-08-02" calcext:value-type="date">
            <text:p>02/08/19</text:p>
          </table:table-cell>
          <table:table-cell office:value-type="float" office:value="24346" calcext:value-type="float">
            <text:p>24346</text:p>
          </table:table-cell>
        </table:table-row>
        <table:table-row table:style-name="ro1">
          <table:table-cell office:value-type="date" office:date-value="2021-10-14" calcext:value-type="date">
            <text:p>14/10/21</text:p>
          </table:table-cell>
          <table:table-cell office:value-type="date" office:date-value="2022-01-14" calcext:value-type="date">
            <text:p>14/01/22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1">
          <table:table-cell table:number-columns-repeated="2" office:value-type="date" office:date-value="2020-07-01" calcext:value-type="date">
            <text:p>01/07/20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office:value-type="date" office:date-value="2020-06-05" calcext:value-type="date">
            <text:p>05/06/20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date" office:date-value="2022-11-24" calcext:value-type="date">
            <text:p>24/11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date" office:date-value="2021-01-06" calcext:value-type="date">
            <text:p>06/01/21</text:p>
          </table:table-cell>
          <table:table-cell office:value-type="float" office:value="44391" calcext:value-type="float">
            <text:p>44391</text:p>
          </table:table-cell>
        </table:table-row>
        <table:table-row table:style-name="ro1">
          <table:table-cell office:value-type="date" office:date-value="2021-08-19" calcext:value-type="date">
            <text:p>19/08/21</text:p>
          </table:table-cell>
          <table:table-cell office:value-type="date" office:date-value="2021-12-19" calcext:value-type="date">
            <text:p>19/12/21</text:p>
          </table:table-cell>
          <table:table-cell office:value-type="float" office:value="28098" calcext:value-type="float">
            <text:p>28098</text:p>
          </table:table-cell>
        </table:table-row>
        <table:table-row table:style-name="ro1">
          <table:table-cell table:number-columns-repeated="2" office:value-type="date" office:date-value="2019-06-18" calcext:value-type="date">
            <text:p>18/06/19</text:p>
          </table:table-cell>
          <table:table-cell office:value-type="float" office:value="39674" calcext:value-type="float">
            <text:p>39674</text:p>
          </table:table-cell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date" office:date-value="2022-12-26" calcext:value-type="date">
            <text:p>26/12/22</text:p>
          </table:table-cell>
          <table:table-cell office:value-type="float" office:value="14048" calcext:value-type="float">
            <text:p>14048</text:p>
          </table:table-cell>
        </table:table-row>
        <table:table-row table:style-name="ro1">
          <table:table-cell table:number-columns-repeated="2" office:value-type="date" office:date-value="2019-04-23" calcext:value-type="date">
            <text:p>23/04/19</text:p>
          </table:table-cell>
          <table:table-cell office:value-type="float" office:value="35404" calcext:value-type="float">
            <text:p>35404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office:value-type="date" office:date-value="2021-07-20" calcext:value-type="date">
            <text:p>20/07/21</text:p>
          </table:table-cell>
          <table:table-cell office:value-type="float" office:value="24037" calcext:value-type="float">
            <text:p>24037</text:p>
          </table:table-cell>
        </table:table-row>
        <table:table-row table:style-name="ro1">
          <table:table-cell office:value-type="date" office:date-value="2020-07-09" calcext:value-type="date">
            <text:p>09/07/20</text:p>
          </table:table-cell>
          <table:table-cell office:value-type="date" office:date-value="2021-01-09" calcext:value-type="date">
            <text:p>09/01/21</text:p>
          </table:table-cell>
          <table:table-cell office:value-type="float" office:value="19611" calcext:value-type="float">
            <text:p>19611</text:p>
          </table:table-cell>
        </table:table-row>
        <table:table-row table:style-name="ro1">
          <table:table-cell table:number-columns-repeated="2" office:value-type="date" office:date-value="2018-10-08" calcext:value-type="date">
            <text:p>08/10/18</text:p>
          </table:table-cell>
          <table:table-cell office:value-type="float" office:value="42435" calcext:value-type="float">
            <text:p>42435</text:p>
          </table:table-cell>
        </table:table-row>
        <table:table-row table:style-name="ro1">
          <table:table-cell table:number-columns-repeated="2" office:value-type="date" office:date-value="2021-01-24" calcext:value-type="date">
            <text:p>24/01/21</text:p>
          </table:table-cell>
          <table:table-cell office:value-type="float" office:value="16363" calcext:value-type="float">
            <text:p>16363</text:p>
          </table:table-cell>
        </table:table-row>
        <table:table-row table:style-name="ro1">
          <table:table-cell office:value-type="date" office:date-value="2020-01-27" calcext:value-type="date">
            <text:p>27/01/20</text:p>
          </table:table-cell>
          <table:table-cell office:value-type="date" office:date-value="2020-12-27" calcext:value-type="date">
            <text:p>27/12/20</text:p>
          </table:table-cell>
          <table:table-cell office:value-type="float" office:value="32194" calcext:value-type="float">
            <text:p>32194</text:p>
          </table:table-cell>
        </table:table-row>
        <table:table-row table:style-name="ro1">
          <table:table-cell table:number-columns-repeated="2" office:value-type="date" office:date-value="2020-10-04" calcext:value-type="date">
            <text:p>04/10/20</text:p>
          </table:table-cell>
          <table:table-cell office:value-type="float" office:value="18371" calcext:value-type="float">
            <text:p>18371</text:p>
          </table:table-cell>
        </table:table-row>
        <table:table-row table:style-name="ro1">
          <table:table-cell office:value-type="date" office:date-value="2019-03-02" calcext:value-type="date">
            <text:p>02/03/19</text:p>
          </table:table-cell>
          <table:table-cell office:value-type="date" office:date-value="2019-09-02" calcext:value-type="date">
            <text:p>02/09/19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table:number-columns-repeated="2" office:value-type="date" office:date-value="2022-09-20" calcext:value-type="date">
            <text:p>20/09/22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table:number-columns-repeated="2" office:value-type="date" office:date-value="2019-03-17" calcext:value-type="date">
            <text:p>17/03/19</text:p>
          </table:table-cell>
          <table:table-cell office:value-type="float" office:value="42583" calcext:value-type="float">
            <text:p>42583</text:p>
          </table:table-cell>
        </table:table-row>
        <table:table-row table:style-name="ro1">
          <table:table-cell office:value-type="date" office:date-value="2022-03-12" calcext:value-type="date">
            <text:p>12/03/22</text:p>
          </table:table-cell>
          <table:table-cell office:value-type="date" office:date-value="2022-08-12" calcext:value-type="date">
            <text:p>12/08/22</text:p>
          </table:table-cell>
          <table:table-cell office:value-type="float" office:value="36809" calcext:value-type="float">
            <text:p>36809</text:p>
          </table:table-cell>
        </table:table-row>
        <table:table-row table:style-name="ro1">
          <table:table-cell office:value-type="date" office:date-value="2019-01-14" calcext:value-type="date">
            <text:p>14/01/19</text:p>
          </table:table-cell>
          <table:table-cell office:value-type="date" office:date-value="2019-09-14" calcext:value-type="date">
            <text:p>14/09/19</text:p>
          </table:table-cell>
          <table:table-cell office:value-type="float" office:value="27320" calcext:value-type="float">
            <text:p>27320</text:p>
          </table:table-cell>
        </table:table-row>
        <table:table-row table:style-name="ro1">
          <table:table-cell table:number-columns-repeated="2" office:value-type="date" office:date-value="2021-10-06" calcext:value-type="date">
            <text:p>06/10/21</text:p>
          </table:table-cell>
          <table:table-cell office:value-type="float" office:value="48849" calcext:value-type="float">
            <text:p>48849</text:p>
          </table:table-cell>
        </table:table-row>
        <table:table-row table:style-name="ro1">
          <table:table-cell office:value-type="date" office:date-value="2020-01-23" calcext:value-type="date">
            <text:p>23/01/20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4567" calcext:value-type="float">
            <text:p>24567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date" office:date-value="2018-09-01" calcext:value-type="date">
            <text:p>01/09/18</text:p>
          </table:table-cell>
          <table:table-cell office:value-type="float" office:value="15063" calcext:value-type="float">
            <text:p>15063</text:p>
          </table:table-cell>
        </table:table-row>
        <table:table-row table:style-name="ro1">
          <table:table-cell office:value-type="date" office:date-value="2018-06-02" calcext:value-type="date">
            <text:p>02/06/18</text:p>
          </table:table-cell>
          <table:table-cell office:value-type="date" office:date-value="2018-09-02" calcext:value-type="date">
            <text:p>02/09/18</text:p>
          </table:table-cell>
          <table:table-cell office:value-type="float" office:value="39141" calcext:value-type="float">
            <text:p>39141</text:p>
          </table:table-cell>
        </table:table-row>
        <table:table-row table:style-name="ro1">
          <table:table-cell table:number-columns-repeated="2" office:value-type="date" office:date-value="2020-10-31" calcext:value-type="date">
            <text:p>31/10/20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date" office:date-value="2020-10-08" calcext:value-type="date">
            <text:p>08/10/20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date" office:date-value="2021-05-31" calcext:value-type="date">
            <text:p>31/05/21</text:p>
          </table:table-cell>
          <table:table-cell office:value-type="date" office:date-value="2021-07-31" calcext:value-type="date">
            <text:p>31/07/21</text:p>
          </table:table-cell>
          <table:table-cell office:value-type="float" office:value="45410" calcext:value-type="float">
            <text:p>45410</text:p>
          </table:table-cell>
        </table:table-row>
        <table:table-row table:style-name="ro1">
          <table:table-cell office:value-type="date" office:date-value="2019-10-02" calcext:value-type="date">
            <text:p>02/10/19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44061" calcext:value-type="float">
            <text:p>44061</text:p>
          </table:table-cell>
        </table:table-row>
        <table:table-row table:style-name="ro1">
          <table:table-cell office:value-type="date" office:date-value="2021-06-09" calcext:value-type="date">
            <text:p>09/06/21</text:p>
          </table:table-cell>
          <table:table-cell office:value-type="date" office:date-value="2021-07-09" calcext:value-type="date">
            <text:p>09/07/21</text:p>
          </table:table-cell>
          <table:table-cell office:value-type="float" office:value="40237" calcext:value-type="float">
            <text:p>40237</text:p>
          </table:table-cell>
        </table:table-row>
        <table:table-row table:style-name="ro1">
          <table:table-cell office:value-type="date" office:date-value="2018-05-21" calcext:value-type="date">
            <text:p>21/05/18</text:p>
          </table:table-cell>
          <table:table-cell office:value-type="date" office:date-value="2018-11-21" calcext:value-type="date">
            <text:p>21/11/18</text:p>
          </table:table-cell>
          <table:table-cell office:value-type="float" office:value="20244" calcext:value-type="float">
            <text:p>20244</text:p>
          </table:table-cell>
        </table:table-row>
        <table:table-row table:style-name="ro1">
          <table:table-cell office:value-type="date" office:date-value="2022-03-08" calcext:value-type="date">
            <text:p>08/03/22</text:p>
          </table:table-cell>
          <table:table-cell office:value-type="date" office:date-value="2022-04-08" calcext:value-type="date">
            <text:p>08/04/22</text:p>
          </table:table-cell>
          <table:table-cell office:value-type="float" office:value="20481" calcext:value-type="float">
            <text:p>20481</text:p>
          </table:table-cell>
        </table:table-row>
        <table:table-row table:style-name="ro1">
          <table:table-cell office:value-type="date" office:date-value="2021-01-30" calcext:value-type="date">
            <text:p>30/01/21</text:p>
          </table:table-cell>
          <table:table-cell office:value-type="date" office:date-value="2021-03-30" calcext:value-type="date">
            <text:p>30/03/21</text:p>
          </table:table-cell>
          <table:table-cell office:value-type="float" office:value="41106" calcext:value-type="float">
            <text:p>41106</text:p>
          </table:table-cell>
        </table:table-row>
        <table:table-row table:style-name="ro1">
          <table:table-cell office:value-type="date" office:date-value="2022-10-20" calcext:value-type="date">
            <text:p>20/10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48194" calcext:value-type="float">
            <text:p>48194</text:p>
          </table:table-cell>
        </table:table-row>
        <table:table-row table:style-name="ro1">
          <table:table-cell office:value-type="date" office:date-value="2022-10-24" calcext:value-type="date">
            <text:p>24/10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date" office:date-value="2022-10-19" calcext:value-type="date">
            <text:p>19/10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4466" calcext:value-type="float">
            <text:p>24466</text:p>
          </table:table-cell>
        </table:table-row>
        <table:table-row table:style-name="ro1">
          <table:table-cell table:number-columns-repeated="2" office:value-type="date" office:date-value="2018-06-16" calcext:value-type="date">
            <text:p>16/06/18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table:number-columns-repeated="2" office:value-type="date" office:date-value="2021-10-10" calcext:value-type="date">
            <text:p>10/10/21</text:p>
          </table:table-cell>
          <table:table-cell office:value-type="float" office:value="11583" calcext:value-type="float">
            <text:p>11583</text:p>
          </table:table-cell>
        </table:table-row>
        <table:table-row table:style-name="ro1">
          <table:table-cell office:value-type="date" office:date-value="2021-06-23" calcext:value-type="date">
            <text:p>23/06/21</text:p>
          </table:table-cell>
          <table:table-cell office:value-type="date" office:date-value="2021-12-23" calcext:value-type="date">
            <text:p>23/12/21</text:p>
          </table:table-cell>
          <table:table-cell office:value-type="float" office:value="34618" calcext:value-type="float">
            <text:p>34618</text:p>
          </table:table-cell>
        </table:table-row>
        <table:table-row table:style-name="ro1">
          <table:table-cell office:value-type="date" office:date-value="2021-06-15" calcext:value-type="date">
            <text:p>15/06/21</text:p>
          </table:table-cell>
          <table:table-cell office:value-type="date" office:date-value="2022-04-15" calcext:value-type="date">
            <text:p>15/04/22</text:p>
          </table:table-cell>
          <table:table-cell office:value-type="float" office:value="26973" calcext:value-type="float">
            <text:p>26973</text:p>
          </table:table-cell>
        </table:table-row>
        <table:table-row table:style-name="ro1">
          <table:table-cell office:value-type="date" office:date-value="2022-12-25" calcext:value-type="date">
            <text:p>25/12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40921" calcext:value-type="float">
            <text:p>40921</text:p>
          </table:table-cell>
        </table:table-row>
        <table:table-row table:style-name="ro1">
          <table:table-cell office:value-type="date" office:date-value="2020-01-24" calcext:value-type="date">
            <text:p>24/01/20</text:p>
          </table:table-cell>
          <table:table-cell office:value-type="date" office:date-value="2021-01-24" calcext:value-type="date">
            <text:p>24/01/21</text:p>
          </table:table-cell>
          <table:table-cell office:value-type="float" office:value="27616" calcext:value-type="float">
            <text:p>27616</text:p>
          </table:table-cell>
        </table:table-row>
        <table:table-row table:style-name="ro1">
          <table:table-cell office:value-type="date" office:date-value="2018-10-22" calcext:value-type="date">
            <text:p>22/10/18</text:p>
          </table:table-cell>
          <table:table-cell office:value-type="date" office:date-value="2018-12-22" calcext:value-type="date">
            <text:p>22/12/18</text:p>
          </table:table-cell>
          <table:table-cell office:value-type="float" office:value="22148" calcext:value-type="float">
            <text:p>22148</text:p>
          </table:table-cell>
        </table:table-row>
        <table:table-row table:style-name="ro1">
          <table:table-cell office:value-type="date" office:date-value="2021-07-30" calcext:value-type="date">
            <text:p>30/07/21</text:p>
          </table:table-cell>
          <table:table-cell office:value-type="date" office:date-value="2021-09-30" calcext:value-type="date">
            <text:p>30/09/21</text:p>
          </table:table-cell>
          <table:table-cell office:value-type="float" office:value="40006" calcext:value-type="float">
            <text:p>40006</text:p>
          </table:table-cell>
        </table:table-row>
        <table:table-row table:style-name="ro1">
          <table:table-cell office:value-type="date" office:date-value="2020-12-28" calcext:value-type="date">
            <text:p>28/12/20</text:p>
          </table:table-cell>
          <table:table-cell office:value-type="date" office:date-value="2021-01-28" calcext:value-type="date">
            <text:p>28/01/21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office:value-type="date" office:date-value="2018-09-05" calcext:value-type="date">
            <text:p>05/09/18</text:p>
          </table:table-cell>
          <table:table-cell office:value-type="float" office:value="21003" calcext:value-type="float">
            <text:p>21003</text:p>
          </table:table-cell>
        </table:table-row>
        <table:table-row table:style-name="ro1">
          <table:table-cell table:number-columns-repeated="2" office:value-type="date" office:date-value="2020-03-15" calcext:value-type="date">
            <text:p>15/03/20</text:p>
          </table:table-cell>
          <table:table-cell office:value-type="float" office:value="46738" calcext:value-type="float">
            <text:p>46738</text:p>
          </table:table-cell>
        </table:table-row>
        <table:table-row table:style-name="ro1">
          <table:table-cell table:number-columns-repeated="2" office:value-type="date" office:date-value="2021-09-09" calcext:value-type="date">
            <text:p>09/09/21</text:p>
          </table:table-cell>
          <table:table-cell office:value-type="float" office:value="35430" calcext:value-type="float">
            <text:p>35430</text:p>
          </table:table-cell>
        </table:table-row>
        <table:table-row table:style-name="ro1">
          <table:table-cell office:value-type="date" office:date-value="2018-10-16" calcext:value-type="date">
            <text:p>16/10/18</text:p>
          </table:table-cell>
          <table:table-cell office:value-type="date" office:date-value="2019-05-16" calcext:value-type="date">
            <text:p>16/05/19</text:p>
          </table:table-cell>
          <table:table-cell office:value-type="float" office:value="14761" calcext:value-type="float">
            <text:p>14761</text:p>
          </table:table-cell>
        </table:table-row>
        <table:table-row table:style-name="ro1">
          <table:table-cell office:value-type="date" office:date-value="2018-05-27" calcext:value-type="date">
            <text:p>27/05/18</text:p>
          </table:table-cell>
          <table:table-cell office:value-type="date" office:date-value="2018-06-27" calcext:value-type="date">
            <text:p>27/06/18</text:p>
          </table:table-cell>
          <table:table-cell office:value-type="float" office:value="48216" calcext:value-type="float">
            <text:p>48216</text:p>
          </table:table-cell>
        </table:table-row>
        <table:table-row table:style-name="ro1">
          <table:table-cell table:number-columns-repeated="2" office:value-type="date" office:date-value="2022-09-19" calcext:value-type="date">
            <text:p>19/09/22</text:p>
          </table:table-cell>
          <table:table-cell office:value-type="float" office:value="22356" calcext:value-type="float">
            <text:p>22356</text:p>
          </table:table-cell>
        </table:table-row>
        <table:table-row table:style-name="ro1">
          <table:table-cell office:value-type="date" office:date-value="2020-10-25" calcext:value-type="date">
            <text:p>25/10/20</text:p>
          </table:table-cell>
          <table:table-cell office:value-type="date" office:date-value="2020-11-25" calcext:value-type="date">
            <text:p>25/11/20</text:p>
          </table:table-cell>
          <table:table-cell office:value-type="float" office:value="34783" calcext:value-type="float">
            <text:p>34783</text:p>
          </table:table-cell>
        </table:table-row>
        <table:table-row table:style-name="ro1">
          <table:table-cell office:value-type="date" office:date-value="2022-09-15" calcext:value-type="date">
            <text:p>15/09/22</text:p>
          </table:table-cell>
          <table:table-cell office:value-type="date" office:date-value="2022-11-15" calcext:value-type="date">
            <text:p>15/11/22</text:p>
          </table:table-cell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date" office:date-value="2018-04-05" calcext:value-type="date">
            <text:p>05/04/18</text:p>
          </table:table-cell>
          <table:table-cell office:value-type="date" office:date-value="2018-07-05" calcext:value-type="date">
            <text:p>05/07/18</text:p>
          </table:table-cell>
          <table:table-cell office:value-type="float" office:value="16789" calcext:value-type="float">
            <text:p>16789</text:p>
          </table:table-cell>
        </table:table-row>
        <table:table-row table:style-name="ro1">
          <table:table-cell table:number-columns-repeated="2" office:value-type="date" office:date-value="2022-11-03" calcext:value-type="date">
            <text:p>03/11/22</text:p>
          </table:table-cell>
          <table:table-cell office:value-type="float" office:value="19060" calcext:value-type="float">
            <text:p>19060</text:p>
          </table:table-cell>
        </table:table-row>
        <table:table-row table:style-name="ro1">
          <table:table-cell table:number-columns-repeated="2" office:value-type="date" office:date-value="2022-10-10" calcext:value-type="date">
            <text:p>10/10/22</text:p>
          </table:table-cell>
          <table:table-cell office:value-type="float" office:value="36759" calcext:value-type="float">
            <text:p>36759</text:p>
          </table:table-cell>
        </table:table-row>
        <table:table-row table:style-name="ro1">
          <table:table-cell office:value-type="date" office:date-value="2018-06-23" calcext:value-type="date">
            <text:p>23/06/18</text:p>
          </table:table-cell>
          <table:table-cell office:value-type="date" office:date-value="2018-10-23" calcext:value-type="date">
            <text:p>23/10/18</text:p>
          </table:table-cell>
          <table:table-cell office:value-type="float" office:value="25428" calcext:value-type="float">
            <text:p>25428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date" office:date-value="2021-09-26" calcext:value-type="date">
            <text:p>26/09/21</text:p>
          </table:table-cell>
          <table:table-cell office:value-type="float" office:value="36929" calcext:value-type="float">
            <text:p>36929</text:p>
          </table:table-cell>
        </table:table-row>
        <table:table-row table:style-name="ro1">
          <table:table-cell office:value-type="date" office:date-value="2021-06-15" calcext:value-type="date">
            <text:p>15/06/21</text:p>
          </table:table-cell>
          <table:table-cell office:value-type="date" office:date-value="2022-03-15" calcext:value-type="date">
            <text:p>15/03/22</text:p>
          </table:table-cell>
          <table:table-cell office:value-type="float" office:value="38180" calcext:value-type="float">
            <text:p>38180</text:p>
          </table:table-cell>
        </table:table-row>
        <table:table-row table:style-name="ro1">
          <table:table-cell office:value-type="date" office:date-value="2020-01-29" calcext:value-type="date">
            <text:p>29/01/20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3216" calcext:value-type="float">
            <text:p>23216</text:p>
          </table:table-cell>
        </table:table-row>
        <table:table-row table:style-name="ro1">
          <table:table-cell office:value-type="date" office:date-value="2021-10-18" calcext:value-type="date">
            <text:p>18/10/21</text:p>
          </table:table-cell>
          <table:table-cell office:value-type="date" office:date-value="2022-03-18" calcext:value-type="date">
            <text:p>18/03/22</text:p>
          </table:table-cell>
          <table:table-cell office:value-type="float" office:value="26958" calcext:value-type="float">
            <text:p>26958</text:p>
          </table:table-cell>
        </table:table-row>
        <table:table-row table:style-name="ro1">
          <table:table-cell office:value-type="date" office:date-value="2022-09-11" calcext:value-type="date">
            <text:p>11/09/22</text:p>
          </table:table-cell>
          <table:table-cell office:value-type="date" office:date-value="2022-11-11" calcext:value-type="date">
            <text:p>11/11/22</text:p>
          </table:table-cell>
          <table:table-cell office:value-type="float" office:value="29726" calcext:value-type="float">
            <text:p>29726</text:p>
          </table:table-cell>
        </table:table-row>
        <table:table-row table:style-name="ro1">
          <table:table-cell table:number-columns-repeated="2" office:value-type="date" office:date-value="2018-11-11" calcext:value-type="date">
            <text:p>11/11/18</text:p>
          </table:table-cell>
          <table:table-cell office:value-type="float" office:value="32568" calcext:value-type="float">
            <text:p>32568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date" office:date-value="2021-05-06" calcext:value-type="date">
            <text:p>06/05/21</text:p>
          </table:table-cell>
          <table:table-cell office:value-type="float" office:value="36627" calcext:value-type="float">
            <text:p>36627</text:p>
          </table:table-cell>
        </table:table-row>
        <table:table-row table:style-name="ro1">
          <table:table-cell office:value-type="date" office:date-value="2022-02-19" calcext:value-type="date">
            <text:p>19/02/22</text:p>
          </table:table-cell>
          <table:table-cell office:value-type="date" office:date-value="2022-04-19" calcext:value-type="date">
            <text:p>19/04/22</text:p>
          </table:table-cell>
          <table:table-cell office:value-type="float" office:value="47231" calcext:value-type="float">
            <text:p>47231</text:p>
          </table:table-cell>
        </table:table-row>
        <table:table-row table:style-name="ro1">
          <table:table-cell table:number-columns-repeated="2" office:value-type="date" office:date-value="2020-05-28" calcext:value-type="date">
            <text:p>28/05/20</text:p>
          </table:table-cell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date" office:date-value="2022-02-06" calcext:value-type="date">
            <text:p>06/02/22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1">
          <table:table-cell office:value-type="date" office:date-value="2019-09-13" calcext:value-type="date">
            <text:p>13/09/19</text:p>
          </table:table-cell>
          <table:table-cell office:value-type="date" office:date-value="2019-10-13" calcext:value-type="date">
            <text:p>13/10/19</text:p>
          </table:table-cell>
          <table:table-cell office:value-type="float" office:value="38522" calcext:value-type="float">
            <text:p>38522</text:p>
          </table:table-cell>
        </table:table-row>
        <table:table-row table:style-name="ro1">
          <table:table-cell office:value-type="date" office:date-value="2020-02-22" calcext:value-type="date">
            <text:p>22/02/20</text:p>
          </table:table-cell>
          <table:table-cell office:value-type="date" office:date-value="2020-04-22" calcext:value-type="date">
            <text:p>22/04/20</text:p>
          </table:table-cell>
          <table:table-cell office:value-type="float" office:value="26624" calcext:value-type="float">
            <text:p>26624</text:p>
          </table:table-cell>
        </table:table-row>
        <table:table-row table:style-name="ro1">
          <table:table-cell table:number-columns-repeated="2" office:value-type="date" office:date-value="2022-09-06" calcext:value-type="date">
            <text:p>06/09/22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date" office:date-value="2021-11-27" calcext:value-type="date">
            <text:p>27/11/21</text:p>
          </table:table-cell>
          <table:table-cell office:value-type="date" office:date-value="2022-05-27" calcext:value-type="date">
            <text:p>27/05/22</text:p>
          </table:table-cell>
          <table:table-cell office:value-type="float" office:value="39084" calcext:value-type="float">
            <text:p>39084</text:p>
          </table:table-cell>
        </table:table-row>
        <table:table-row table:style-name="ro1">
          <table:table-cell office:value-type="date" office:date-value="2020-08-19" calcext:value-type="date">
            <text:p>19/08/20</text:p>
          </table:table-cell>
          <table:table-cell office:value-type="date" office:date-value="2020-09-19" calcext:value-type="date">
            <text:p>19/09/20</text:p>
          </table:table-cell>
          <table:table-cell office:value-type="float" office:value="27980" calcext:value-type="float">
            <text:p>27980</text:p>
          </table:table-cell>
        </table:table-row>
        <table:table-row table:style-name="ro1">
          <table:table-cell table:number-columns-repeated="2" office:value-type="date" office:date-value="2021-03-03" calcext:value-type="date">
            <text:p>03/03/21</text:p>
          </table:table-cell>
          <table:table-cell office:value-type="float" office:value="17168" calcext:value-type="float">
            <text:p>17168</text:p>
          </table:table-cell>
        </table:table-row>
        <table:table-row table:style-name="ro1">
          <table:table-cell office:value-type="date" office:date-value="2021-03-07" calcext:value-type="date">
            <text:p>07/03/21</text:p>
          </table:table-cell>
          <table:table-cell office:value-type="date" office:date-value="2021-04-07" calcext:value-type="date">
            <text:p>07/04/21</text:p>
          </table:table-cell>
          <table:table-cell office:value-type="float" office:value="34477" calcext:value-type="float">
            <text:p>34477</text:p>
          </table:table-cell>
        </table:table-row>
        <table:table-row table:style-name="ro1">
          <table:table-cell office:value-type="date" office:date-value="2019-07-19" calcext:value-type="date">
            <text:p>19/07/19</text:p>
          </table:table-cell>
          <table:table-cell office:value-type="date" office:date-value="2020-01-19" calcext:value-type="date">
            <text:p>19/01/20</text:p>
          </table:table-cell>
          <table:table-cell office:value-type="float" office:value="15096" calcext:value-type="float">
            <text:p>15096</text:p>
          </table:table-cell>
        </table:table-row>
        <table:table-row table:style-name="ro1">
          <table:table-cell office:value-type="date" office:date-value="2021-02-22" calcext:value-type="date">
            <text:p>22/02/21</text:p>
          </table:table-cell>
          <table:table-cell office:value-type="date" office:date-value="2021-03-22" calcext:value-type="date">
            <text:p>22/03/21</text:p>
          </table:table-cell>
          <table:table-cell office:value-type="float" office:value="37504" calcext:value-type="float">
            <text:p>37504</text:p>
          </table:table-cell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office:value-type="date" office:date-value="2018-03-11" calcext:value-type="date">
            <text:p>11/03/18</text:p>
          </table:table-cell>
          <table:table-cell office:value-type="float" office:value="29394" calcext:value-type="float">
            <text:p>29394</text:p>
          </table:table-cell>
        </table:table-row>
        <table:table-row table:style-name="ro1">
          <table:table-cell office:value-type="date" office:date-value="2020-06-01" calcext:value-type="date">
            <text:p>01/06/20</text:p>
          </table:table-cell>
          <table:table-cell office:value-type="date" office:date-value="2020-09-01" calcext:value-type="date">
            <text:p>01/09/20</text:p>
          </table:table-cell>
          <table:table-cell office:value-type="float" office:value="44608" calcext:value-type="float">
            <text:p>44608</text:p>
          </table:table-cell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date" office:date-value="2020-05-18" calcext:value-type="date">
            <text:p>18/05/20</text:p>
          </table:table-cell>
          <table:table-cell office:value-type="float" office:value="23279" calcext:value-type="float">
            <text:p>23279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date" office:date-value="2021-04-29" calcext:value-type="date">
            <text:p>29/04/21</text:p>
          </table:table-cell>
          <table:table-cell office:value-type="float" office:value="45863" calcext:value-type="float">
            <text:p>45863</text:p>
          </table:table-cell>
        </table:table-row>
        <table:table-row table:style-name="ro1">
          <table:table-cell office:value-type="date" office:date-value="2019-12-01" calcext:value-type="date">
            <text:p>01/12/19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32940" calcext:value-type="float">
            <text:p>32940</text:p>
          </table:table-cell>
        </table:table-row>
        <table:table-row table:style-name="ro1">
          <table:table-cell office:value-type="date" office:date-value="2018-12-20" calcext:value-type="date">
            <text:p>20/12/18</text:p>
          </table:table-cell>
          <table:table-cell office:value-type="date" office:date-value="2019-02-20" calcext:value-type="date">
            <text:p>20/02/19</text:p>
          </table:table-cell>
          <table:table-cell office:value-type="float" office:value="11463" calcext:value-type="float">
            <text:p>11463</text:p>
          </table:table-cell>
        </table:table-row>
        <table:table-row table:style-name="ro1">
          <table:table-cell table:number-columns-repeated="2" office:value-type="date" office:date-value="2020-09-03" calcext:value-type="date">
            <text:p>03/09/20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date" office:date-value="2022-07-16" calcext:value-type="date">
            <text:p>16/07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37762" calcext:value-type="float">
            <text:p>37762</text:p>
          </table:table-cell>
        </table:table-row>
        <table:table-row table:style-name="ro1">
          <table:table-cell office:value-type="date" office:date-value="2021-03-09" calcext:value-type="date">
            <text:p>09/03/21</text:p>
          </table:table-cell>
          <table:table-cell office:value-type="date" office:date-value="2021-08-09" calcext:value-type="date">
            <text:p>09/08/21</text:p>
          </table:table-cell>
          <table:table-cell office:value-type="float" office:value="12776" calcext:value-type="float">
            <text:p>12776</text:p>
          </table:table-cell>
        </table:table-row>
        <table:table-row table:style-name="ro1">
          <table:table-cell office:value-type="date" office:date-value="2019-03-07" calcext:value-type="date">
            <text:p>07/03/19</text:p>
          </table:table-cell>
          <table:table-cell office:value-type="date" office:date-value="2019-06-07" calcext:value-type="date">
            <text:p>07/06/19</text:p>
          </table:table-cell>
          <table:table-cell office:value-type="float" office:value="19528" calcext:value-type="float">
            <text:p>19528</text:p>
          </table:table-cell>
        </table:table-row>
        <table:table-row table:style-name="ro1">
          <table:table-cell office:value-type="date" office:date-value="2019-05-06" calcext:value-type="date">
            <text:p>06/05/19</text:p>
          </table:table-cell>
          <table:table-cell office:value-type="date" office:date-value="2019-07-06" calcext:value-type="date">
            <text:p>06/07/19</text:p>
          </table:table-cell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date" office:date-value="2020-12-09" calcext:value-type="date">
            <text:p>09/12/20</text:p>
          </table:table-cell>
          <table:table-cell office:value-type="date" office:date-value="2021-01-09" calcext:value-type="date">
            <text:p>09/01/21</text:p>
          </table:table-cell>
          <table:table-cell office:value-type="float" office:value="33110" calcext:value-type="float">
            <text:p>33110</text:p>
          </table:table-cell>
        </table:table-row>
        <table:table-row table:style-name="ro1">
          <table:table-cell table:number-columns-repeated="2" office:value-type="date" office:date-value="2018-07-27" calcext:value-type="date">
            <text:p>27/07/18</text:p>
          </table:table-cell>
          <table:table-cell office:value-type="float" office:value="38305" calcext:value-type="float">
            <text:p>38305</text:p>
          </table:table-cell>
        </table:table-row>
        <table:table-row table:style-name="ro1">
          <table:table-cell table:number-columns-repeated="2" office:value-type="date" office:date-value="2022-07-06" calcext:value-type="date">
            <text:p>06/07/22</text:p>
          </table:table-cell>
          <table:table-cell office:value-type="float" office:value="45822" calcext:value-type="float">
            <text:p>45822</text:p>
          </table:table-cell>
        </table:table-row>
        <table:table-row table:style-name="ro1">
          <table:table-cell table:number-columns-repeated="2" office:value-type="date" office:date-value="2022-11-24" calcext:value-type="date">
            <text:p>24/11/22</text:p>
          </table:table-cell>
          <table:table-cell office:value-type="float" office:value="14061" calcext:value-type="float">
            <text:p>14061</text:p>
          </table:table-cell>
        </table:table-row>
        <table:table-row table:style-name="ro1">
          <table:table-cell office:value-type="date" office:date-value="2018-09-21" calcext:value-type="date">
            <text:p>21/09/18</text:p>
          </table:table-cell>
          <table:table-cell office:value-type="date" office:date-value="2018-12-21" calcext:value-type="date">
            <text:p>21/12/18</text:p>
          </table:table-cell>
          <table:table-cell office:value-type="float" office:value="49056" calcext:value-type="float">
            <text:p>49056</text:p>
          </table:table-cell>
        </table:table-row>
        <table:table-row table:style-name="ro1">
          <table:table-cell table:number-columns-repeated="2" office:value-type="date" office:date-value="2019-07-10" calcext:value-type="date">
            <text:p>10/07/19</text:p>
          </table:table-cell>
          <table:table-cell office:value-type="float" office:value="38401" calcext:value-type="float">
            <text:p>38401</text:p>
          </table:table-cell>
        </table:table-row>
        <table:table-row table:style-name="ro1">
          <table:table-cell table:number-columns-repeated="2" office:value-type="date" office:date-value="2021-10-20" calcext:value-type="date">
            <text:p>20/10/21</text:p>
          </table:table-cell>
          <table:table-cell office:value-type="float" office:value="45309" calcext:value-type="float">
            <text:p>45309</text:p>
          </table:table-cell>
        </table:table-row>
        <table:table-row table:style-name="ro1">
          <table:table-cell office:value-type="date" office:date-value="2020-06-16" calcext:value-type="date">
            <text:p>16/06/20</text:p>
          </table:table-cell>
          <table:table-cell office:value-type="date" office:date-value="2020-12-16" calcext:value-type="date">
            <text:p>16/12/20</text:p>
          </table:table-cell>
          <table:table-cell office:value-type="float" office:value="46049" calcext:value-type="float">
            <text:p>46049</text:p>
          </table:table-cell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office:value-type="date" office:date-value="2018-03-25" calcext:value-type="date">
            <text:p>25/03/18</text:p>
          </table:table-cell>
          <table:table-cell office:value-type="float" office:value="9428" calcext:value-type="float">
            <text:p>9428</text:p>
          </table:table-cell>
        </table:table-row>
        <table:table-row table:style-name="ro1">
          <table:table-cell table:number-columns-repeated="2" office:value-type="date" office:date-value="2018-06-02" calcext:value-type="date">
            <text:p>02/06/18</text:p>
          </table:table-cell>
          <table:table-cell office:value-type="float" office:value="28703" calcext:value-type="float">
            <text:p>28703</text:p>
          </table:table-cell>
        </table:table-row>
        <table:table-row table:style-name="ro1">
          <table:table-cell office:value-type="date" office:date-value="2022-08-25" calcext:value-type="date">
            <text:p>25/08/22</text:p>
          </table:table-cell>
          <table:table-cell office:value-type="date" office:date-value="2022-09-25" calcext:value-type="date">
            <text:p>25/09/22</text:p>
          </table:table-cell>
          <table:table-cell office:value-type="float" office:value="39472" calcext:value-type="float">
            <text:p>39472</text:p>
          </table:table-cell>
        </table:table-row>
        <table:table-row table:style-name="ro1">
          <table:table-cell office:value-type="date" office:date-value="2020-09-24" calcext:value-type="date">
            <text:p>24/09/20</text:p>
          </table:table-cell>
          <table:table-cell office:value-type="date" office:date-value="2020-10-24" calcext:value-type="date">
            <text:p>24/10/20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date" office:date-value="2019-05-11" calcext:value-type="date">
            <text:p>11/05/19</text:p>
          </table:table-cell>
          <table:table-cell office:value-type="date" office:date-value="2019-06-11" calcext:value-type="date">
            <text:p>11/06/19</text:p>
          </table:table-cell>
          <table:table-cell office:value-type="float" office:value="48145" calcext:value-type="float">
            <text:p>48145</text:p>
          </table:table-cell>
        </table:table-row>
        <table:table-row table:style-name="ro1">
          <table:table-cell table:number-columns-repeated="2" office:value-type="date" office:date-value="2021-09-05" calcext:value-type="date">
            <text:p>05/09/21</text:p>
          </table:table-cell>
          <table:table-cell office:value-type="float" office:value="16222" calcext:value-type="float">
            <text:p>16222</text:p>
          </table:table-cell>
        </table:table-row>
        <table:table-row table:style-name="ro1">
          <table:table-cell office:value-type="date" office:date-value="2018-09-29" calcext:value-type="date">
            <text:p>29/09/18</text:p>
          </table:table-cell>
          <table:table-cell office:value-type="date" office:date-value="2018-11-29" calcext:value-type="date">
            <text:p>29/11/1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date" office:date-value="2018-07-14" calcext:value-type="date">
            <text:p>14/07/18</text:p>
          </table:table-cell>
          <table:table-cell office:value-type="float" office:value="27014" calcext:value-type="float">
            <text:p>27014</text:p>
          </table:table-cell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date" office:date-value="2022-07-13" calcext:value-type="date">
            <text:p>13/07/22</text:p>
          </table:table-cell>
          <table:table-cell office:value-type="float" office:value="44663" calcext:value-type="float">
            <text:p>44663</text:p>
          </table:table-cell>
        </table:table-row>
        <table:table-row table:style-name="ro1">
          <table:table-cell office:value-type="date" office:date-value="2021-06-30" calcext:value-type="date">
            <text:p>30/06/21</text:p>
          </table:table-cell>
          <table:table-cell office:value-type="date" office:date-value="2021-11-30" calcext:value-type="date">
            <text:p>30/11/21</text:p>
          </table:table-cell>
          <table:table-cell office:value-type="float" office:value="10170" calcext:value-type="float">
            <text:p>10170</text:p>
          </table:table-cell>
        </table:table-row>
        <table:table-row table:style-name="ro1">
          <table:table-cell table:number-columns-repeated="2" office:value-type="date" office:date-value="2022-10-20" calcext:value-type="date">
            <text:p>20/10/22</text:p>
          </table:table-cell>
          <table:table-cell office:value-type="float" office:value="45624" calcext:value-type="float">
            <text:p>45624</text:p>
          </table:table-cell>
        </table:table-row>
        <table:table-row table:style-name="ro1">
          <table:table-cell office:value-type="date" office:date-value="2018-03-27" calcext:value-type="date">
            <text:p>27/03/18</text:p>
          </table:table-cell>
          <table:table-cell office:value-type="date" office:date-value="2018-07-27" calcext:value-type="date">
            <text:p>27/07/18</text:p>
          </table:table-cell>
          <table:table-cell office:value-type="float" office:value="33621" calcext:value-type="float">
            <text:p>33621</text:p>
          </table:table-cell>
        </table:table-row>
        <table:table-row table:style-name="ro1">
          <table:table-cell office:value-type="date" office:date-value="2019-09-15" calcext:value-type="date">
            <text:p>15/09/19</text:p>
          </table:table-cell>
          <table:table-cell office:value-type="date" office:date-value="2019-12-15" calcext:value-type="date">
            <text:p>15/12/19</text:p>
          </table:table-cell>
          <table:table-cell office:value-type="float" office:value="32882" calcext:value-type="float">
            <text:p>32882</text:p>
          </table:table-cell>
        </table:table-row>
        <table:table-row table:style-name="ro1">
          <table:table-cell office:value-type="date" office:date-value="2018-09-25" calcext:value-type="date">
            <text:p>25/09/18</text:p>
          </table:table-cell>
          <table:table-cell office:value-type="date" office:date-value="2018-11-25" calcext:value-type="date">
            <text:p>25/11/18</text:p>
          </table:table-cell>
          <table:table-cell office:value-type="float" office:value="32458" calcext:value-type="float">
            <text:p>32458</text:p>
          </table:table-cell>
        </table:table-row>
        <table:table-row table:style-name="ro1">
          <table:table-cell office:value-type="date" office:date-value="2019-09-19" calcext:value-type="date">
            <text:p>19/09/19</text:p>
          </table:table-cell>
          <table:table-cell office:value-type="date" office:date-value="2019-11-19" calcext:value-type="date">
            <text:p>19/11/19</text:p>
          </table:table-cell>
          <table:table-cell office:value-type="float" office:value="43296" calcext:value-type="float">
            <text:p>43296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office:value-type="date" office:date-value="2018-03-21" calcext:value-type="date">
            <text:p>21/03/18</text:p>
          </table:table-cell>
          <table:table-cell office:value-type="float" office:value="42900" calcext:value-type="float">
            <text:p>42900</text:p>
          </table:table-cell>
        </table:table-row>
        <table:table-row table:style-name="ro1">
          <table:table-cell office:value-type="date" office:date-value="2020-05-15" calcext:value-type="date">
            <text:p>15/05/20</text:p>
          </table:table-cell>
          <table:table-cell office:value-type="date" office:date-value="2020-09-15" calcext:value-type="date">
            <text:p>15/09/20</text:p>
          </table:table-cell>
          <table:table-cell office:value-type="float" office:value="15365" calcext:value-type="float">
            <text:p>15365</text:p>
          </table:table-cell>
        </table:table-row>
        <table:table-row table:style-name="ro1">
          <table:table-cell office:value-type="date" office:date-value="2021-06-10" calcext:value-type="date">
            <text:p>10/06/21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37918" calcext:value-type="float">
            <text:p>37918</text:p>
          </table:table-cell>
        </table:table-row>
        <table:table-row table:style-name="ro1">
          <table:table-cell office:value-type="date" office:date-value="2019-03-29" calcext:value-type="date">
            <text:p>29/03/19</text:p>
          </table:table-cell>
          <table:table-cell office:value-type="date" office:date-value="2019-06-29" calcext:value-type="date">
            <text:p>29/06/19</text:p>
          </table:table-cell>
          <table:table-cell office:value-type="float" office:value="18932" calcext:value-type="float">
            <text:p>18932</text:p>
          </table:table-cell>
        </table:table-row>
        <table:table-row table:style-name="ro1">
          <table:table-cell table:number-columns-repeated="2" office:value-type="date" office:date-value="2022-02-19" calcext:value-type="date">
            <text:p>19/02/22</text:p>
          </table:table-cell>
          <table:table-cell office:value-type="float" office:value="16303" calcext:value-type="float">
            <text:p>16303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office:value-type="date" office:date-value="2020-12-17" calcext:value-type="date">
            <text:p>17/12/20</text:p>
          </table:table-cell>
          <table:table-cell office:value-type="float" office:value="18753" calcext:value-type="float">
            <text:p>18753</text:p>
          </table:table-cell>
        </table:table-row>
        <table:table-row table:style-name="ro1">
          <table:table-cell office:value-type="date" office:date-value="2021-09-27" calcext:value-type="date">
            <text:p>27/09/21</text:p>
          </table:table-cell>
          <table:table-cell office:value-type="date" office:date-value="2022-03-27" calcext:value-type="date">
            <text:p>27/03/22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table:number-columns-repeated="2" office:value-type="date" office:date-value="2020-02-26" calcext:value-type="date">
            <text:p>26/02/20</text:p>
          </table:table-cell>
          <table:table-cell office:value-type="float" office:value="14398" calcext:value-type="float">
            <text:p>14398</text:p>
          </table:table-cell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date" office:date-value="2021-11-29" calcext:value-type="date">
            <text:p>29/11/21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date" office:date-value="2021-01-16" calcext:value-type="date">
            <text:p>16/01/21</text:p>
          </table:table-cell>
          <table:table-cell office:value-type="float" office:value="22226" calcext:value-type="float">
            <text:p>22226</text:p>
          </table:table-cell>
        </table:table-row>
        <table:table-row table:style-name="ro1">
          <table:table-cell office:value-type="date" office:date-value="2018-08-05" calcext:value-type="date">
            <text:p>05/08/18</text:p>
          </table:table-cell>
          <table:table-cell office:value-type="date" office:date-value="2019-04-05" calcext:value-type="date">
            <text:p>05/04/19</text:p>
          </table:table-cell>
          <table:table-cell office:value-type="float" office:value="44811" calcext:value-type="float">
            <text:p>44811</text:p>
          </table:table-cell>
        </table:table-row>
        <table:table-row table:style-name="ro1">
          <table:table-cell table:number-columns-repeated="2" office:value-type="date" office:date-value="2019-12-13" calcext:value-type="date">
            <text:p>13/12/19</text:p>
          </table:table-cell>
          <table:table-cell office:value-type="float" office:value="45257" calcext:value-type="float">
            <text:p>45257</text:p>
          </table:table-cell>
        </table:table-row>
        <table:table-row table:style-name="ro1">
          <table:table-cell table:number-columns-repeated="2" office:value-type="date" office:date-value="2020-01-19" calcext:value-type="date">
            <text:p>19/01/20</text:p>
          </table:table-cell>
          <table:table-cell office:value-type="float" office:value="28975" calcext:value-type="float">
            <text:p>28975</text:p>
          </table:table-cell>
        </table:table-row>
        <table:table-row table:style-name="ro1">
          <table:table-cell table:number-columns-repeated="2" office:value-type="date" office:date-value="2022-10-17" calcext:value-type="date">
            <text:p>17/10/22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date" office:date-value="2018-09-29" calcext:value-type="date">
            <text:p>29/09/18</text:p>
          </table:table-cell>
          <table:table-cell office:value-type="date" office:date-value="2018-10-29" calcext:value-type="date">
            <text:p>29/10/18</text:p>
          </table:table-cell>
          <table:table-cell office:value-type="float" office:value="10030" calcext:value-type="float">
            <text:p>10030</text:p>
          </table:table-cell>
        </table:table-row>
        <table:table-row table:style-name="ro1">
          <table:table-cell office:value-type="date" office:date-value="2021-04-28" calcext:value-type="date">
            <text:p>28/04/21</text:p>
          </table:table-cell>
          <table:table-cell office:value-type="date" office:date-value="2021-12-28" calcext:value-type="date">
            <text:p>28/12/21</text:p>
          </table:table-cell>
          <table:table-cell office:value-type="float" office:value="32839" calcext:value-type="float">
            <text:p>32839</text:p>
          </table:table-cell>
        </table:table-row>
        <table:table-row table:style-name="ro1">
          <table:table-cell office:value-type="date" office:date-value="2021-07-09" calcext:value-type="date">
            <text:p>09/07/21</text:p>
          </table:table-cell>
          <table:table-cell office:value-type="date" office:date-value="2021-08-09" calcext:value-type="date">
            <text:p>09/08/21</text:p>
          </table:table-cell>
          <table:table-cell office:value-type="float" office:value="38745" calcext:value-type="float">
            <text:p>38745</text:p>
          </table:table-cell>
        </table:table-row>
        <table:table-row table:style-name="ro1">
          <table:table-cell table:number-columns-repeated="2" office:value-type="date" office:date-value="2018-10-20" calcext:value-type="date">
            <text:p>20/10/18</text:p>
          </table:table-cell>
          <table:table-cell office:value-type="float" office:value="36704" calcext:value-type="float">
            <text:p>36704</text:p>
          </table:table-cell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date" office:date-value="2022-11-04" calcext:value-type="date">
            <text:p>04/11/22</text:p>
          </table:table-cell>
          <table:table-cell office:value-type="float" office:value="12678" calcext:value-type="float">
            <text:p>12678</text:p>
          </table:table-cell>
        </table:table-row>
        <table:table-row table:style-name="ro1">
          <table:table-cell office:value-type="date" office:date-value="2021-04-23" calcext:value-type="date">
            <text:p>23/04/21</text:p>
          </table:table-cell>
          <table:table-cell office:value-type="date" office:date-value="2021-08-23" calcext:value-type="date">
            <text:p>23/08/21</text:p>
          </table:table-cell>
          <table:table-cell office:value-type="float" office:value="13309" calcext:value-type="float">
            <text:p>13309</text:p>
          </table:table-cell>
        </table:table-row>
        <table:table-row table:style-name="ro1">
          <table:table-cell office:value-type="date" office:date-value="2022-05-15" calcext:value-type="date">
            <text:p>15/05/22</text:p>
          </table:table-cell>
          <table:table-cell office:value-type="date" office:date-value="2022-09-15" calcext:value-type="date">
            <text:p>15/09/22</text:p>
          </table:table-cell>
          <table:table-cell office:value-type="float" office:value="35466" calcext:value-type="float">
            <text:p>35466</text:p>
          </table:table-cell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date" office:date-value="2018-12-02" calcext:value-type="date">
            <text:p>02/12/18</text:p>
          </table:table-cell>
          <table:table-cell office:value-type="float" office:value="47968" calcext:value-type="float">
            <text:p>47968</text:p>
          </table:table-cell>
        </table:table-row>
        <table:table-row table:style-name="ro1">
          <table:table-cell office:value-type="date" office:date-value="2019-11-11" calcext:value-type="date">
            <text:p>11/11/19</text:p>
          </table:table-cell>
          <table:table-cell office:value-type="date" office:date-value="2019-12-11" calcext:value-type="date">
            <text:p>11/12/19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 table:number-columns-repeated="2" office:value-type="date" office:date-value="2018-10-04" calcext:value-type="date">
            <text:p>04/10/18</text:p>
          </table:table-cell>
          <table:table-cell office:value-type="float" office:value="28818" calcext:value-type="float">
            <text:p>28818</text:p>
          </table:table-cell>
        </table:table-row>
        <table:table-row table:style-name="ro1">
          <table:table-cell table:number-columns-repeated="2" office:value-type="date" office:date-value="2021-12-03" calcext:value-type="date">
            <text:p>03/12/21</text:p>
          </table:table-cell>
          <table:table-cell office:value-type="float" office:value="26529" calcext:value-type="float">
            <text:p>26529</text:p>
          </table:table-cell>
        </table:table-row>
        <table:table-row table:style-name="ro1">
          <table:table-cell office:value-type="date" office:date-value="2019-04-24" calcext:value-type="date">
            <text:p>24/04/19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date" office:date-value="2018-11-20" calcext:value-type="date">
            <text:p>20/11/18</text:p>
          </table:table-cell>
          <table:table-cell office:value-type="date" office:date-value="2018-12-20" calcext:value-type="date">
            <text:p>20/12/18</text:p>
          </table:table-cell>
          <table:table-cell office:value-type="float" office:value="28566" calcext:value-type="float">
            <text:p>28566</text:p>
          </table:table-cell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date" office:date-value="2019-07-09" calcext:value-type="date">
            <text:p>09/07/19</text:p>
          </table:table-cell>
          <table:table-cell office:value-type="float" office:value="17312" calcext:value-type="float">
            <text:p>17312</text:p>
          </table:table-cell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date" office:date-value="2022-05-21" calcext:value-type="date">
            <text:p>21/05/22</text:p>
          </table:table-cell>
          <table:table-cell office:value-type="float" office:value="48900" calcext:value-type="float">
            <text:p>48900</text:p>
          </table:table-cell>
        </table:table-row>
        <table:table-row table:style-name="ro1">
          <table:table-cell office:value-type="date" office:date-value="2018-06-25" calcext:value-type="date">
            <text:p>25/06/18</text:p>
          </table:table-cell>
          <table:table-cell office:value-type="date" office:date-value="2018-08-25" calcext:value-type="date">
            <text:p>25/08/18</text:p>
          </table:table-cell>
          <table:table-cell office:value-type="float" office:value="7864" calcext:value-type="float">
            <text:p>7864</text:p>
          </table:table-cell>
        </table:table-row>
        <table:table-row table:style-name="ro1">
          <table:table-cell office:value-type="date" office:date-value="2018-04-05" calcext:value-type="date">
            <text:p>05/04/18</text:p>
          </table:table-cell>
          <table:table-cell office:value-type="date" office:date-value="2018-10-05" calcext:value-type="date">
            <text:p>05/10/18</text:p>
          </table:table-cell>
          <table:table-cell office:value-type="float" office:value="36965" calcext:value-type="float">
            <text:p>36965</text:p>
          </table:table-cell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office:value-type="date" office:date-value="2018-05-26" calcext:value-type="date">
            <text:p>26/05/18</text:p>
          </table:table-cell>
          <table:table-cell office:value-type="float" office:value="25585" calcext:value-type="float">
            <text:p>25585</text:p>
          </table:table-cell>
        </table:table-row>
        <table:table-row table:style-name="ro1">
          <table:table-cell office:value-type="date" office:date-value="2020-05-09" calcext:value-type="date">
            <text:p>09/05/20</text:p>
          </table:table-cell>
          <table:table-cell office:value-type="date" office:date-value="2020-06-09" calcext:value-type="date">
            <text:p>09/06/20</text:p>
          </table:table-cell>
          <table:table-cell office:value-type="float" office:value="35860" calcext:value-type="float">
            <text:p>35860</text:p>
          </table:table-cell>
        </table:table-row>
        <table:table-row table:style-name="ro1">
          <table:table-cell table:number-columns-repeated="2" office:value-type="date" office:date-value="2022-07-05" calcext:value-type="date">
            <text:p>05/07/22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table:number-columns-repeated="2" office:value-type="date" office:date-value="2022-01-03" calcext:value-type="date">
            <text:p>03/01/22</text:p>
          </table:table-cell>
          <table:table-cell office:value-type="float" office:value="18849" calcext:value-type="float">
            <text:p>18849</text:p>
          </table:table-cell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date" office:date-value="2022-06-10" calcext:value-type="date">
            <text:p>10/06/22</text:p>
          </table:table-cell>
          <table:table-cell office:value-type="float" office:value="29005" calcext:value-type="float">
            <text:p>29005</text:p>
          </table:table-cell>
        </table:table-row>
        <table:table-row table:style-name="ro1">
          <table:table-cell table:number-columns-repeated="2" office:value-type="date" office:date-value="2022-11-03" calcext:value-type="date">
            <text:p>03/11/22</text:p>
          </table:table-cell>
          <table:table-cell office:value-type="float" office:value="23601" calcext:value-type="float">
            <text:p>23601</text:p>
          </table:table-cell>
        </table:table-row>
        <table:table-row table:style-name="ro1">
          <table:table-cell table:number-columns-repeated="2" office:value-type="date" office:date-value="2018-07-29" calcext:value-type="date">
            <text:p>29/07/18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date" office:date-value="2021-11-08" calcext:value-type="date">
            <text:p>08/11/21</text:p>
          </table:table-cell>
          <table:table-cell office:value-type="date" office:date-value="2022-03-08" calcext:value-type="date">
            <text:p>08/03/2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date" office:date-value="2021-06-04" calcext:value-type="date">
            <text:p>04/06/21</text:p>
          </table:table-cell>
          <table:table-cell office:value-type="date" office:date-value="2022-05-04" calcext:value-type="date">
            <text:p>04/05/22</text:p>
          </table:table-cell>
          <table:table-cell office:value-type="float" office:value="41957" calcext:value-type="float">
            <text:p>41957</text:p>
          </table:table-cell>
        </table:table-row>
        <table:table-row table:style-name="ro1">
          <table:table-cell table:number-columns-repeated="2" office:value-type="date" office:date-value="2018-01-16" calcext:value-type="date">
            <text:p>16/01/18</text:p>
          </table:table-cell>
          <table:table-cell office:value-type="float" office:value="12761" calcext:value-type="float">
            <text:p>12761</text:p>
          </table:table-cell>
        </table:table-row>
        <table:table-row table:style-name="ro1">
          <table:table-cell office:value-type="date" office:date-value="2018-05-25" calcext:value-type="date">
            <text:p>25/05/18</text:p>
          </table:table-cell>
          <table:table-cell office:value-type="date" office:date-value="2018-07-25" calcext:value-type="date">
            <text:p>25/07/18</text:p>
          </table:table-cell>
          <table:table-cell office:value-type="float" office:value="48115" calcext:value-type="float">
            <text:p>48115</text:p>
          </table:table-cell>
        </table:table-row>
        <table:table-row table:style-name="ro1">
          <table:table-cell office:value-type="date" office:date-value="2021-11-12" calcext:value-type="date">
            <text:p>12/11/21</text:p>
          </table:table-cell>
          <table:table-cell office:value-type="date" office:date-value="2022-02-12" calcext:value-type="date">
            <text:p>12/02/22</text:p>
          </table:table-cell>
          <table:table-cell office:value-type="float" office:value="45056" calcext:value-type="float">
            <text:p>45056</text:p>
          </table:table-cell>
        </table:table-row>
        <table:table-row table:style-name="ro1">
          <table:table-cell office:value-type="date" office:date-value="2021-01-12" calcext:value-type="date">
            <text:p>12/01/21</text:p>
          </table:table-cell>
          <table:table-cell office:value-type="date" office:date-value="2021-02-12" calcext:value-type="date">
            <text:p>12/02/21</text:p>
          </table:table-cell>
          <table:table-cell office:value-type="float" office:value="33419" calcext:value-type="float">
            <text:p>33419</text:p>
          </table:table-cell>
        </table:table-row>
        <table:table-row table:style-name="ro1">
          <table:table-cell office:value-type="date" office:date-value="2022-02-26" calcext:value-type="date">
            <text:p>26/02/22</text:p>
          </table:table-cell>
          <table:table-cell office:value-type="date" office:date-value="2022-11-26" calcext:value-type="date">
            <text:p>26/11/22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date" office:date-value="2021-06-21" calcext:value-type="date">
            <text:p>21/06/21</text:p>
          </table:table-cell>
          <table:table-cell office:value-type="float" office:value="25835" calcext:value-type="float">
            <text:p>25835</text:p>
          </table:table-cell>
        </table:table-row>
        <table:table-row table:style-name="ro1">
          <table:table-cell office:value-type="date" office:date-value="2019-10-25" calcext:value-type="date">
            <text:p>25/10/19</text:p>
          </table:table-cell>
          <table:table-cell office:value-type="date" office:date-value="2020-05-25" calcext:value-type="date">
            <text:p>25/05/20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date" office:date-value="2021-07-16" calcext:value-type="date">
            <text:p>16/07/21</text:p>
          </table:table-cell>
          <table:table-cell office:value-type="date" office:date-value="2022-01-16" calcext:value-type="date">
            <text:p>16/01/22</text:p>
          </table:table-cell>
          <table:table-cell office:value-type="float" office:value="42820" calcext:value-type="float">
            <text:p>42820</text:p>
          </table:table-cell>
        </table:table-row>
        <table:table-row table:style-name="ro1">
          <table:table-cell table:number-columns-repeated="2" office:value-type="date" office:date-value="2018-12-17" calcext:value-type="date">
            <text:p>17/12/18</text:p>
          </table:table-cell>
          <table:table-cell office:value-type="float" office:value="42074" calcext:value-type="float">
            <text:p>42074</text:p>
          </table:table-cell>
        </table:table-row>
        <table:table-row table:style-name="ro1">
          <table:table-cell office:value-type="date" office:date-value="2022-08-07" calcext:value-type="date">
            <text:p>07/08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30612" calcext:value-type="float">
            <text:p>30612</text:p>
          </table:table-cell>
        </table:table-row>
        <table:table-row table:style-name="ro1">
          <table:table-cell office:value-type="date" office:date-value="2021-07-10" calcext:value-type="date">
            <text:p>10/07/21</text:p>
          </table:table-cell>
          <table:table-cell office:value-type="date" office:date-value="2021-10-10" calcext:value-type="date">
            <text:p>10/10/2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date" office:date-value="2018-08-21" calcext:value-type="date">
            <text:p>21/08/18</text:p>
          </table:table-cell>
          <table:table-cell office:value-type="date" office:date-value="2018-10-21" calcext:value-type="date">
            <text:p>21/10/18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20-08-19" calcext:value-type="date">
            <text:p>19/08/20</text:p>
          </table:table-cell>
          <table:table-cell office:value-type="date" office:date-value="2021-04-19" calcext:value-type="date">
            <text:p>19/04/21</text:p>
          </table:table-cell>
          <table:table-cell office:value-type="float" office:value="17245" calcext:value-type="float">
            <text:p>17245</text:p>
          </table:table-cell>
        </table:table-row>
        <table:table-row table:style-name="ro1">
          <table:table-cell office:value-type="date" office:date-value="2022-07-30" calcext:value-type="date">
            <text:p>30/07/22</text:p>
          </table:table-cell>
          <table:table-cell office:value-type="date" office:date-value="2022-11-30" calcext:value-type="date">
            <text:p>30/11/22</text:p>
          </table:table-cell>
          <table:table-cell office:value-type="float" office:value="38756" calcext:value-type="float">
            <text:p>38756</text:p>
          </table:table-cell>
        </table:table-row>
        <table:table-row table:style-name="ro1">
          <table:table-cell office:value-type="date" office:date-value="2021-06-28" calcext:value-type="date">
            <text:p>28/06/21</text:p>
          </table:table-cell>
          <table:table-cell office:value-type="date" office:date-value="2022-03-28" calcext:value-type="date">
            <text:p>28/03/22</text:p>
          </table:table-cell>
          <table:table-cell office:value-type="float" office:value="34954" calcext:value-type="float">
            <text:p>34954</text:p>
          </table:table-cell>
        </table:table-row>
        <table:table-row table:style-name="ro1">
          <table:table-cell table:number-columns-repeated="2" office:value-type="date" office:date-value="2018-12-27" calcext:value-type="date">
            <text:p>27/12/18</text:p>
          </table:table-cell>
          <table:table-cell office:value-type="float" office:value="10590" calcext:value-type="float">
            <text:p>10590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date" office:date-value="2020-12-03" calcext:value-type="date">
            <text:p>03/12/20</text:p>
          </table:table-cell>
          <table:table-cell office:value-type="float" office:value="12756" calcext:value-type="float">
            <text:p>12756</text:p>
          </table:table-cell>
        </table:table-row>
        <table:table-row table:style-name="ro1">
          <table:table-cell office:value-type="date" office:date-value="2022-02-27" calcext:value-type="date">
            <text:p>27/02/22</text:p>
          </table:table-cell>
          <table:table-cell office:value-type="date" office:date-value="2022-06-27" calcext:value-type="date">
            <text:p>27/06/22</text:p>
          </table:table-cell>
          <table:table-cell office:value-type="float" office:value="48358" calcext:value-type="float">
            <text:p>48358</text:p>
          </table:table-cell>
        </table:table-row>
        <table:table-row table:style-name="ro1">
          <table:table-cell table:number-columns-repeated="2" office:value-type="date" office:date-value="2020-10-08" calcext:value-type="date">
            <text:p>08/10/20</text:p>
          </table:table-cell>
          <table:table-cell office:value-type="float" office:value="42097" calcext:value-type="float">
            <text:p>42097</text:p>
          </table:table-cell>
        </table:table-row>
        <table:table-row table:style-name="ro1">
          <table:table-cell office:value-type="date" office:date-value="2020-02-06" calcext:value-type="date">
            <text:p>06/02/20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date" office:date-value="2021-04-03" calcext:value-type="date">
            <text:p>03/04/21</text:p>
          </table:table-cell>
          <table:table-cell office:value-type="float" office:value="39135" calcext:value-type="float">
            <text:p>39135</text:p>
          </table:table-cell>
        </table:table-row>
        <table:table-row table:style-name="ro1">
          <table:table-cell table:number-columns-repeated="2" office:value-type="date" office:date-value="2021-02-25" calcext:value-type="date">
            <text:p>25/02/21</text:p>
          </table:table-cell>
          <table:table-cell office:value-type="float" office:value="11011" calcext:value-type="float">
            <text:p>11011</text:p>
          </table:table-cell>
        </table:table-row>
        <table:table-row table:style-name="ro1">
          <table:table-cell table:number-columns-repeated="2" office:value-type="date" office:date-value="2020-02-10" calcext:value-type="date">
            <text:p>10/02/20</text:p>
          </table:table-cell>
          <table:table-cell office:value-type="float" office:value="42507" calcext:value-type="float">
            <text:p>42507</text:p>
          </table:table-cell>
        </table:table-row>
        <table:table-row table:style-name="ro1">
          <table:table-cell table:number-columns-repeated="2" office:value-type="date" office:date-value="2020-01-18" calcext:value-type="date">
            <text:p>18/01/20</text:p>
          </table:table-cell>
          <table:table-cell office:value-type="float" office:value="21054" calcext:value-type="float">
            <text:p>21054</text:p>
          </table:table-cell>
        </table:table-row>
        <table:table-row table:style-name="ro1">
          <table:table-cell office:value-type="date" office:date-value="2019-07-06" calcext:value-type="date">
            <text:p>06/07/19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29831" calcext:value-type="float">
            <text:p>29831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date" office:date-value="2020-11-29" calcext:value-type="date">
            <text:p>29/11/20</text:p>
          </table:table-cell>
          <table:table-cell office:value-type="float" office:value="12026" calcext:value-type="float">
            <text:p>12026</text:p>
          </table:table-cell>
        </table:table-row>
        <table:table-row table:style-name="ro1">
          <table:table-cell office:value-type="date" office:date-value="2022-07-24" calcext:value-type="date">
            <text:p>24/07/22</text:p>
          </table:table-cell>
          <table:table-cell office:value-type="date" office:date-value="2022-08-24" calcext:value-type="date">
            <text:p>24/08/22</text:p>
          </table:table-cell>
          <table:table-cell office:value-type="float" office:value="46769" calcext:value-type="float">
            <text:p>46769</text:p>
          </table:table-cell>
        </table:table-row>
        <table:table-row table:style-name="ro1">
          <table:table-cell table:number-columns-repeated="2" office:value-type="date" office:date-value="2022-03-22" calcext:value-type="date">
            <text:p>22/03/22</text:p>
          </table:table-cell>
          <table:table-cell office:value-type="float" office:value="38326" calcext:value-type="float">
            <text:p>38326</text:p>
          </table:table-cell>
        </table:table-row>
        <table:table-row table:style-name="ro1">
          <table:table-cell office:value-type="date" office:date-value="2018-07-25" calcext:value-type="date">
            <text:p>25/07/18</text:p>
          </table:table-cell>
          <table:table-cell office:value-type="date" office:date-value="2018-08-25" calcext:value-type="date">
            <text:p>25/08/18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table:number-columns-repeated="2" office:value-type="date" office:date-value="2022-10-30" calcext:value-type="date">
            <text:p>30/10/22</text:p>
          </table:table-cell>
          <table:table-cell office:value-type="float" office:value="17047" calcext:value-type="float">
            <text:p>17047</text:p>
          </table:table-cell>
        </table:table-row>
        <table:table-row table:style-name="ro1">
          <table:table-cell table:number-columns-repeated="2" office:value-type="date" office:date-value="2022-12-06" calcext:value-type="date">
            <text:p>06/12/22</text:p>
          </table:table-cell>
          <table:table-cell office:value-type="float" office:value="35615" calcext:value-type="float">
            <text:p>35615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date" office:date-value="2020-04-17" calcext:value-type="date">
            <text:p>17/04/20</text:p>
          </table:table-cell>
          <table:table-cell office:value-type="float" office:value="18854" calcext:value-type="float">
            <text:p>18854</text:p>
          </table:table-cell>
        </table:table-row>
        <table:table-row table:style-name="ro1">
          <table:table-cell table:number-columns-repeated="2" office:value-type="date" office:date-value="2021-07-06" calcext:value-type="date">
            <text:p>06/07/21</text:p>
          </table:table-cell>
          <table:table-cell office:value-type="float" office:value="48151" calcext:value-type="float">
            <text:p>48151</text:p>
          </table:table-cell>
        </table:table-row>
        <table:table-row table:style-name="ro1">
          <table:table-cell table:number-columns-repeated="2" office:value-type="date" office:date-value="2020-11-24" calcext:value-type="date">
            <text:p>24/11/20</text:p>
          </table:table-cell>
          <table:table-cell office:value-type="float" office:value="26195" calcext:value-type="float">
            <text:p>26195</text:p>
          </table:table-cell>
        </table:table-row>
        <table:table-row table:style-name="ro1">
          <table:table-cell office:value-type="date" office:date-value="2019-01-03" calcext:value-type="date">
            <text:p>03/01/19</text:p>
          </table:table-cell>
          <table:table-cell office:value-type="date" office:date-value="2019-04-03" calcext:value-type="date">
            <text:p>03/04/19</text:p>
          </table:table-cell>
          <table:table-cell office:value-type="float" office:value="20474" calcext:value-type="float">
            <text:p>20474</text:p>
          </table:table-cell>
        </table:table-row>
        <table:table-row table:style-name="ro1">
          <table:table-cell table:number-columns-repeated="2" office:value-type="date" office:date-value="2020-11-10" calcext:value-type="date">
            <text:p>10/11/20</text:p>
          </table:table-cell>
          <table:table-cell office:value-type="float" office:value="44346" calcext:value-type="float">
            <text:p>44346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office:value-type="date" office:date-value="2020-07-05" calcext:value-type="date">
            <text:p>05/07/20</text:p>
          </table:table-cell>
          <table:table-cell office:value-type="float" office:value="37240" calcext:value-type="float">
            <text:p>37240</text:p>
          </table:table-cell>
        </table:table-row>
        <table:table-row table:style-name="ro1">
          <table:table-cell table:number-columns-repeated="2" office:value-type="date" office:date-value="2018-11-10" calcext:value-type="date">
            <text:p>10/11/18</text:p>
          </table:table-cell>
          <table:table-cell office:value-type="float" office:value="46977" calcext:value-type="float">
            <text:p>46977</text:p>
          </table:table-cell>
        </table:table-row>
        <table:table-row table:style-name="ro1">
          <table:table-cell office:value-type="date" office:date-value="2022-07-26" calcext:value-type="date">
            <text:p>26/07/22</text:p>
          </table:table-cell>
          <table:table-cell office:value-type="date" office:date-value="2022-09-26" calcext:value-type="date">
            <text:p>26/09/22</text:p>
          </table:table-cell>
          <table:table-cell office:value-type="float" office:value="44230" calcext:value-type="float">
            <text:p>44230</text:p>
          </table:table-cell>
        </table:table-row>
        <table:table-row table:style-name="ro1">
          <table:table-cell office:value-type="date" office:date-value="2022-12-16" calcext:value-type="date">
            <text:p>16/12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14317" calcext:value-type="float">
            <text:p>14317</text:p>
          </table:table-cell>
        </table:table-row>
        <table:table-row table:style-name="ro1">
          <table:table-cell office:value-type="date" office:date-value="2020-02-15" calcext:value-type="date">
            <text:p>15/02/20</text:p>
          </table:table-cell>
          <table:table-cell office:value-type="date" office:date-value="2020-05-15" calcext:value-type="date">
            <text:p>15/05/20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table:number-columns-repeated="2" office:value-type="date" office:date-value="2020-06-10" calcext:value-type="date">
            <text:p>10/06/20</text:p>
          </table:table-cell>
          <table:table-cell office:value-type="float" office:value="33973" calcext:value-type="float">
            <text:p>33973</text:p>
          </table:table-cell>
        </table:table-row>
        <table:table-row table:style-name="ro1">
          <table:table-cell office:value-type="date" office:date-value="2021-11-24" calcext:value-type="date">
            <text:p>24/11/21</text:p>
          </table:table-cell>
          <table:table-cell office:value-type="date" office:date-value="2022-03-24" calcext:value-type="date">
            <text:p>24/03/22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date" office:date-value="2019-06-25" calcext:value-type="date">
            <text:p>25/06/19</text:p>
          </table:table-cell>
          <table:table-cell office:value-type="date" office:date-value="2019-10-25" calcext:value-type="date">
            <text:p>25/10/19</text:p>
          </table:table-cell>
          <table:table-cell office:value-type="float" office:value="34489" calcext:value-type="float">
            <text:p>34489</text:p>
          </table:table-cell>
        </table:table-row>
        <table:table-row table:style-name="ro1">
          <table:table-cell table:number-columns-repeated="2" office:value-type="date" office:date-value="2021-04-28" calcext:value-type="date">
            <text:p>28/04/21</text:p>
          </table:table-cell>
          <table:table-cell office:value-type="float" office:value="36256" calcext:value-type="float">
            <text:p>36256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office:value-type="date" office:date-value="2022-07-20" calcext:value-type="date">
            <text:p>20/07/22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date" office:date-value="2021-09-08" calcext:value-type="date">
            <text:p>08/09/21</text:p>
          </table:table-cell>
          <table:table-cell office:value-type="date" office:date-value="2022-06-08" calcext:value-type="date">
            <text:p>08/06/22</text:p>
          </table:table-cell>
          <table:table-cell office:value-type="float" office:value="48155" calcext:value-type="float">
            <text:p>48155</text:p>
          </table:table-cell>
        </table:table-row>
        <table:table-row table:style-name="ro1">
          <table:table-cell table:number-columns-repeated="2" office:value-type="date" office:date-value="2018-12-11" calcext:value-type="date">
            <text:p>11/12/18</text:p>
          </table:table-cell>
          <table:table-cell office:value-type="float" office:value="35789" calcext:value-type="float">
            <text:p>35789</text:p>
          </table:table-cell>
        </table:table-row>
        <table:table-row table:style-name="ro1">
          <table:table-cell office:value-type="date" office:date-value="2020-12-31" calcext:value-type="date">
            <text:p>31/12/20</text:p>
          </table:table-cell>
          <table:table-cell office:value-type="date" office:date-value="2021-01-31" calcext:value-type="date">
            <text:p>31/01/21</text:p>
          </table:table-cell>
          <table:table-cell office:value-type="float" office:value="25493" calcext:value-type="float">
            <text:p>25493</text:p>
          </table:table-cell>
        </table:table-row>
        <table:table-row table:style-name="ro1">
          <table:table-cell office:value-type="date" office:date-value="2021-01-12" calcext:value-type="date">
            <text:p>12/01/21</text:p>
          </table:table-cell>
          <table:table-cell office:value-type="date" office:date-value="2021-10-12" calcext:value-type="date">
            <text:p>12/10/21</text:p>
          </table:table-cell>
          <table:table-cell office:value-type="float" office:value="20873" calcext:value-type="float">
            <text:p>20873</text:p>
          </table:table-cell>
        </table:table-row>
        <table:table-row table:style-name="ro1">
          <table:table-cell office:value-type="date" office:date-value="2018-03-01" calcext:value-type="date">
            <text:p>01/03/18</text:p>
          </table:table-cell>
          <table:table-cell office:value-type="date" office:date-value="2018-04-01" calcext:value-type="date">
            <text:p>01/04/18</text:p>
          </table:table-cell>
          <table:table-cell office:value-type="float" office:value="38936" calcext:value-type="float">
            <text:p>38936</text:p>
          </table:table-cell>
        </table:table-row>
        <table:table-row table:style-name="ro1">
          <table:table-cell table:number-columns-repeated="2" office:value-type="date" office:date-value="2021-09-08" calcext:value-type="date">
            <text:p>08/09/21</text:p>
          </table:table-cell>
          <table:table-cell office:value-type="float" office:value="26433" calcext:value-type="float">
            <text:p>26433</text:p>
          </table:table-cell>
        </table:table-row>
        <table:table-row table:style-name="ro1">
          <table:table-cell office:value-type="date" office:date-value="2019-06-01" calcext:value-type="date">
            <text:p>01/06/19</text:p>
          </table:table-cell>
          <table:table-cell office:value-type="date" office:date-value="2019-10-01" calcext:value-type="date">
            <text:p>01/10/19</text:p>
          </table:table-cell>
          <table:table-cell office:value-type="float" office:value="26569" calcext:value-type="float">
            <text:p>26569</text:p>
          </table:table-cell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office:value-type="date" office:date-value="2021-02-16" calcext:value-type="date">
            <text:p>16/02/21</text:p>
          </table:table-cell>
          <table:table-cell office:value-type="float" office:value="23680" calcext:value-type="float">
            <text:p>23680</text:p>
          </table:table-cell>
        </table:table-row>
        <table:table-row table:style-name="ro1">
          <table:table-cell table:number-columns-repeated="2" office:value-type="date" office:date-value="2019-08-14" calcext:value-type="date">
            <text:p>14/08/19</text:p>
          </table:table-cell>
          <table:table-cell office:value-type="float" office:value="24539" calcext:value-type="float">
            <text:p>24539</text:p>
          </table:table-cell>
        </table:table-row>
        <table:table-row table:style-name="ro1">
          <table:table-cell office:value-type="date" office:date-value="2021-02-23" calcext:value-type="date">
            <text:p>23/02/21</text:p>
          </table:table-cell>
          <table:table-cell office:value-type="date" office:date-value="2021-07-23" calcext:value-type="date">
            <text:p>23/07/21</text:p>
          </table:table-cell>
          <table:table-cell office:value-type="float" office:value="19473" calcext:value-type="float">
            <text:p>19473</text:p>
          </table:table-cell>
        </table:table-row>
        <table:table-row table:style-name="ro1">
          <table:table-cell table:number-columns-repeated="2" office:value-type="date" office:date-value="2019-07-19" calcext:value-type="date">
            <text:p>19/07/19</text:p>
          </table:table-cell>
          <table:table-cell office:value-type="float" office:value="20605" calcext:value-type="float">
            <text:p>20605</text:p>
          </table:table-cell>
        </table:table-row>
        <table:table-row table:style-name="ro1">
          <table:table-cell office:value-type="date" office:date-value="2018-05-19" calcext:value-type="date">
            <text:p>19/05/18</text:p>
          </table:table-cell>
          <table:table-cell office:value-type="date" office:date-value="2018-08-19" calcext:value-type="date">
            <text:p>19/08/18</text:p>
          </table:table-cell>
          <table:table-cell office:value-type="float" office:value="46203" calcext:value-type="float">
            <text:p>46203</text:p>
          </table:table-cell>
        </table:table-row>
        <table:table-row table:style-name="ro1">
          <table:table-cell office:value-type="date" office:date-value="2022-08-15" calcext:value-type="date">
            <text:p>15/08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8737" calcext:value-type="float">
            <text:p>28737</text:p>
          </table:table-cell>
        </table:table-row>
        <table:table-row table:style-name="ro1">
          <table:table-cell office:value-type="date" office:date-value="2021-02-13" calcext:value-type="date">
            <text:p>13/02/21</text:p>
          </table:table-cell>
          <table:table-cell office:value-type="date" office:date-value="2021-11-13" calcext:value-type="date">
            <text:p>13/11/21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table:number-columns-repeated="2" office:value-type="date" office:date-value="2018-08-10" calcext:value-type="date">
            <text:p>10/08/18</text:p>
          </table:table-cell>
          <table:table-cell office:value-type="float" office:value="44495" calcext:value-type="float">
            <text:p>44495</text:p>
          </table:table-cell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office:value-type="date" office:date-value="2018-08-14" calcext:value-type="date">
            <text:p>14/08/18</text:p>
          </table:table-cell>
          <table:table-cell office:value-type="float" office:value="35478" calcext:value-type="float">
            <text:p>35478</text:p>
          </table:table-cell>
        </table:table-row>
        <table:table-row table:style-name="ro1">
          <table:table-cell table:number-columns-repeated="2" office:value-type="date" office:date-value="2022-02-19" calcext:value-type="date">
            <text:p>19/02/22</text:p>
          </table:table-cell>
          <table:table-cell office:value-type="float" office:value="44797" calcext:value-type="float">
            <text:p>44797</text:p>
          </table:table-cell>
        </table:table-row>
        <table:table-row table:style-name="ro1">
          <table:table-cell office:value-type="date" office:date-value="2021-06-07" calcext:value-type="date">
            <text:p>07/06/21</text:p>
          </table:table-cell>
          <table:table-cell office:value-type="date" office:date-value="2021-09-07" calcext:value-type="date">
            <text:p>07/09/21</text:p>
          </table:table-cell>
          <table:table-cell office:value-type="float" office:value="18934" calcext:value-type="float">
            <text:p>18934</text:p>
          </table:table-cell>
        </table:table-row>
        <table:table-row table:style-name="ro1">
          <table:table-cell office:value-type="date" office:date-value="2022-10-26" calcext:value-type="date">
            <text:p>26/10/22</text:p>
          </table:table-cell>
          <table:table-cell office:value-type="date" office:date-value="2022-11-26" calcext:value-type="date">
            <text:p>26/11/22</text:p>
          </table:table-cell>
          <table:table-cell office:value-type="float" office:value="26385" calcext:value-type="float">
            <text:p>26385</text:p>
          </table:table-cell>
        </table:table-row>
        <table:table-row table:style-name="ro1">
          <table:table-cell office:value-type="date" office:date-value="2019-12-20" calcext:value-type="date">
            <text:p>20/12/19</text:p>
          </table:table-cell>
          <table:table-cell office:value-type="date" office:date-value="2020-08-20" calcext:value-type="date">
            <text:p>20/08/20</text:p>
          </table:table-cell>
          <table:table-cell office:value-type="float" office:value="22948" calcext:value-type="float">
            <text:p>22948</text:p>
          </table:table-cell>
        </table:table-row>
        <table:table-row table:style-name="ro1">
          <table:table-cell table:number-columns-repeated="2" office:value-type="date" office:date-value="2022-01-27" calcext:value-type="date">
            <text:p>27/01/22</text:p>
          </table:table-cell>
          <table:table-cell office:value-type="float" office:value="37014" calcext:value-type="float">
            <text:p>37014</text:p>
          </table:table-cell>
        </table:table-row>
        <table:table-row table:style-name="ro1">
          <table:table-cell table:number-columns-repeated="2" office:value-type="date" office:date-value="2020-12-12" calcext:value-type="date">
            <text:p>12/12/20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1">
          <table:table-cell office:value-type="date" office:date-value="2019-08-19" calcext:value-type="date">
            <text:p>19/08/19</text:p>
          </table:table-cell>
          <table:table-cell office:value-type="date" office:date-value="2020-01-19" calcext:value-type="date">
            <text:p>19/01/20</text:p>
          </table:table-cell>
          <table:table-cell office:value-type="float" office:value="37521" calcext:value-type="float">
            <text:p>37521</text:p>
          </table:table-cell>
        </table:table-row>
        <table:table-row table:style-name="ro1">
          <table:table-cell office:value-type="date" office:date-value="2022-03-01" calcext:value-type="date">
            <text:p>01/03/22</text:p>
          </table:table-cell>
          <table:table-cell office:value-type="date" office:date-value="2022-11-01" calcext:value-type="date">
            <text:p>01/11/22</text:p>
          </table:table-cell>
          <table:table-cell office:value-type="float" office:value="34844" calcext:value-type="float">
            <text:p>34844</text:p>
          </table:table-cell>
        </table:table-row>
        <table:table-row table:style-name="ro1">
          <table:table-cell office:value-type="date" office:date-value="2022-08-31" calcext:value-type="date">
            <text:p>31/08/22</text:p>
          </table:table-cell>
          <table:table-cell office:value-type="date" office:date-value="2022-10-31" calcext:value-type="date">
            <text:p>31/10/22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table:number-columns-repeated="2" office:value-type="date" office:date-value="2020-06-11" calcext:value-type="date">
            <text:p>11/06/20</text:p>
          </table:table-cell>
          <table:table-cell office:value-type="float" office:value="9454" calcext:value-type="float">
            <text:p>9454</text:p>
          </table:table-cell>
        </table:table-row>
        <table:table-row table:style-name="ro1">
          <table:table-cell office:value-type="date" office:date-value="2018-06-19" calcext:value-type="date">
            <text:p>19/06/18</text:p>
          </table:table-cell>
          <table:table-cell office:value-type="date" office:date-value="2018-12-19" calcext:value-type="date">
            <text:p>19/12/18</text:p>
          </table:table-cell>
          <table:table-cell office:value-type="float" office:value="20798" calcext:value-type="float">
            <text:p>20798</text:p>
          </table:table-cell>
        </table:table-row>
        <table:table-row table:style-name="ro1">
          <table:table-cell table:number-columns-repeated="2" office:value-type="date" office:date-value="2021-06-18" calcext:value-type="date">
            <text:p>18/06/21</text:p>
          </table:table-cell>
          <table:table-cell office:value-type="float" office:value="41705" calcext:value-type="float">
            <text:p>41705</text:p>
          </table:table-cell>
        </table:table-row>
        <table:table-row table:style-name="ro1">
          <table:table-cell office:value-type="date" office:date-value="2019-05-15" calcext:value-type="date">
            <text:p>15/05/19</text:p>
          </table:table-cell>
          <table:table-cell office:value-type="date" office:date-value="2019-09-15" calcext:value-type="date">
            <text:p>15/09/19</text:p>
          </table:table-cell>
          <table:table-cell office:value-type="float" office:value="24640" calcext:value-type="float">
            <text:p>24640</text:p>
          </table:table-cell>
        </table:table-row>
        <table:table-row table:style-name="ro1">
          <table:table-cell office:value-type="date" office:date-value="2018-11-12" calcext:value-type="date">
            <text:p>12/11/18</text:p>
          </table:table-cell>
          <table:table-cell office:value-type="date" office:date-value="2019-04-12" calcext:value-type="date">
            <text:p>12/04/19</text:p>
          </table:table-cell>
          <table:table-cell office:value-type="float" office:value="37585" calcext:value-type="float">
            <text:p>37585</text:p>
          </table:table-cell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office:value-type="date" office:date-value="2018-05-14" calcext:value-type="date">
            <text:p>14/05/18</text:p>
          </table:table-cell>
          <table:table-cell office:value-type="float" office:value="27444" calcext:value-type="float">
            <text:p>27444</text:p>
          </table:table-cell>
        </table:table-row>
        <table:table-row table:style-name="ro1">
          <table:table-cell office:value-type="date" office:date-value="2019-12-16" calcext:value-type="date">
            <text:p>16/12/19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date" office:date-value="2021-05-15" calcext:value-type="date">
            <text:p>15/05/21</text:p>
          </table:table-cell>
          <table:table-cell office:value-type="date" office:date-value="2021-07-15" calcext:value-type="date">
            <text:p>15/07/21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date" office:date-value="2018-01-25" calcext:value-type="date">
            <text:p>25/01/18</text:p>
          </table:table-cell>
          <table:table-cell office:value-type="date" office:date-value="2018-03-25" calcext:value-type="date">
            <text:p>25/03/18</text:p>
          </table:table-cell>
          <table:table-cell office:value-type="float" office:value="38602" calcext:value-type="float">
            <text:p>38602</text:p>
          </table:table-cell>
        </table:table-row>
        <table:table-row table:style-name="ro1">
          <table:table-cell office:value-type="date" office:date-value="2022-07-02" calcext:value-type="date">
            <text:p>02/07/22</text:p>
          </table:table-cell>
          <table:table-cell office:value-type="date" office:date-value="2022-11-02" calcext:value-type="date">
            <text:p>02/11/22</text:p>
          </table:table-cell>
          <table:table-cell office:value-type="float" office:value="15163" calcext:value-type="float">
            <text:p>15163</text:p>
          </table:table-cell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date" office:date-value="2022-05-08" calcext:value-type="date">
            <text:p>08/05/22</text:p>
          </table:table-cell>
          <table:table-cell office:value-type="float" office:value="24806" calcext:value-type="float">
            <text:p>24806</text:p>
          </table:table-cell>
        </table:table-row>
        <table:table-row table:style-name="ro1">
          <table:table-cell table:number-columns-repeated="2" office:value-type="date" office:date-value="2020-04-21" calcext:value-type="date">
            <text:p>21/04/20</text:p>
          </table:table-cell>
          <table:table-cell office:value-type="float" office:value="46935" calcext:value-type="float">
            <text:p>46935</text:p>
          </table:table-cell>
        </table:table-row>
        <table:table-row table:style-name="ro1">
          <table:table-cell table:number-columns-repeated="2" office:value-type="date" office:date-value="2020-04-14" calcext:value-type="date">
            <text:p>14/04/20</text:p>
          </table:table-cell>
          <table:table-cell office:value-type="float" office:value="21885" calcext:value-type="float">
            <text:p>21885</text:p>
          </table:table-cell>
        </table:table-row>
        <table:table-row table:style-name="ro1">
          <table:table-cell office:value-type="date" office:date-value="2019-03-07" calcext:value-type="date">
            <text:p>07/03/19</text:p>
          </table:table-cell>
          <table:table-cell office:value-type="date" office:date-value="2019-06-07" calcext:value-type="date">
            <text:p>07/06/19</text:p>
          </table:table-cell>
          <table:table-cell office:value-type="float" office:value="25298" calcext:value-type="float">
            <text:p>25298</text:p>
          </table:table-cell>
        </table:table-row>
        <table:table-row table:style-name="ro1">
          <table:table-cell table:number-columns-repeated="2" office:value-type="date" office:date-value="2020-08-07" calcext:value-type="date">
            <text:p>07/08/20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date" office:date-value="2018-10-06" calcext:value-type="date">
            <text:p>06/10/18</text:p>
          </table:table-cell>
          <table:table-cell office:value-type="date" office:date-value="2018-11-06" calcext:value-type="date">
            <text:p>06/11/18</text:p>
          </table:table-cell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6877" calcext:value-type="float">
            <text:p>26877</text:p>
          </table:table-cell>
        </table:table-row>
        <table:table-row table:style-name="ro1">
          <table:table-cell office:value-type="date" office:date-value="2020-09-07" calcext:value-type="date">
            <text:p>07/09/20</text:p>
          </table:table-cell>
          <table:table-cell office:value-type="date" office:date-value="2020-12-07" calcext:value-type="date">
            <text:p>07/12/20</text:p>
          </table:table-cell>
          <table:table-cell office:value-type="float" office:value="39084" calcext:value-type="float">
            <text:p>39084</text:p>
          </table:table-cell>
        </table:table-row>
        <table:table-row table:style-name="ro1">
          <table:table-cell office:value-type="date" office:date-value="2022-06-07" calcext:value-type="date">
            <text:p>07/06/22</text:p>
          </table:table-cell>
          <table:table-cell office:value-type="date" office:date-value="2022-09-07" calcext:value-type="date">
            <text:p>07/09/22</text:p>
          </table:table-cell>
          <table:table-cell office:value-type="float" office:value="22574" calcext:value-type="float">
            <text:p>22574</text:p>
          </table:table-cell>
        </table:table-row>
        <table:table-row table:style-name="ro1">
          <table:table-cell table:number-columns-repeated="2" office:value-type="date" office:date-value="2019-02-22" calcext:value-type="date">
            <text:p>22/02/19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date" office:date-value="2020-05-15" calcext:value-type="date">
            <text:p>15/05/20</text:p>
          </table:table-cell>
          <table:table-cell office:value-type="date" office:date-value="2020-08-15" calcext:value-type="date">
            <text:p>15/08/20</text:p>
          </table:table-cell>
          <table:table-cell office:value-type="float" office:value="45096" calcext:value-type="float">
            <text:p>45096</text:p>
          </table:table-cell>
        </table:table-row>
        <table:table-row table:style-name="ro1">
          <table:table-cell table:number-columns-repeated="2" office:value-type="date" office:date-value="2019-06-23" calcext:value-type="date">
            <text:p>23/06/19</text:p>
          </table:table-cell>
          <table:table-cell office:value-type="float" office:value="46495" calcext:value-type="float">
            <text:p>46495</text:p>
          </table:table-cell>
        </table:table-row>
        <table:table-row table:style-name="ro1">
          <table:table-cell table:number-columns-repeated="2" office:value-type="date" office:date-value="2022-09-27" calcext:value-type="date">
            <text:p>27/09/22</text:p>
          </table:table-cell>
          <table:table-cell office:value-type="float" office:value="28284" calcext:value-type="float">
            <text:p>28284</text:p>
          </table:table-cell>
        </table:table-row>
        <table:table-row table:style-name="ro1">
          <table:table-cell office:value-type="date" office:date-value="2019-03-25" calcext:value-type="date">
            <text:p>25/03/19</text:p>
          </table:table-cell>
          <table:table-cell office:value-type="date" office:date-value="2019-04-25" calcext:value-type="date">
            <text:p>25/04/19</text:p>
          </table:table-cell>
          <table:table-cell office:value-type="float" office:value="34097" calcext:value-type="float">
            <text:p>34097</text:p>
          </table:table-cell>
        </table:table-row>
        <table:table-row table:style-name="ro1">
          <table:table-cell office:value-type="date" office:date-value="2019-06-01" calcext:value-type="date">
            <text:p>01/06/19</text:p>
          </table:table-cell>
          <table:table-cell office:value-type="date" office:date-value="2019-10-01" calcext:value-type="date">
            <text:p>01/10/19</text:p>
          </table:table-cell>
          <table:table-cell office:value-type="float" office:value="18820" calcext:value-type="float">
            <text:p>18820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date" office:date-value="2019-03-10" calcext:value-type="date">
            <text:p>10/03/19</text:p>
          </table:table-cell>
          <table:table-cell office:value-type="float" office:value="41263" calcext:value-type="float">
            <text:p>41263</text:p>
          </table:table-cell>
        </table:table-row>
        <table:table-row table:style-name="ro1">
          <table:table-cell office:value-type="date" office:date-value="2022-03-15" calcext:value-type="date">
            <text:p>15/03/22</text:p>
          </table:table-cell>
          <table:table-cell office:value-type="date" office:date-value="2022-08-15" calcext:value-type="date">
            <text:p>15/08/22</text:p>
          </table:table-cell>
          <table:table-cell office:value-type="float" office:value="49548" calcext:value-type="float">
            <text:p>49548</text:p>
          </table:table-cell>
        </table:table-row>
        <table:table-row table:style-name="ro1">
          <table:table-cell office:value-type="date" office:date-value="2019-07-16" calcext:value-type="date">
            <text:p>16/07/19</text:p>
          </table:table-cell>
          <table:table-cell office:value-type="date" office:date-value="2019-10-16" calcext:value-type="date">
            <text:p>16/10/19</text:p>
          </table:table-cell>
          <table:table-cell office:value-type="float" office:value="31039" calcext:value-type="float">
            <text:p>31039</text:p>
          </table:table-cell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office:value-type="date" office:date-value="2018-06-08" calcext:value-type="date">
            <text:p>08/06/18</text:p>
          </table:table-cell>
          <table:table-cell office:value-type="float" office:value="21228" calcext:value-type="float">
            <text:p>21228</text:p>
          </table:table-cell>
        </table:table-row>
        <table:table-row table:style-name="ro1">
          <table:table-cell office:value-type="date" office:date-value="2021-03-23" calcext:value-type="date">
            <text:p>23/03/21</text:p>
          </table:table-cell>
          <table:table-cell office:value-type="date" office:date-value="2021-12-23" calcext:value-type="date">
            <text:p>23/12/21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date" office:date-value="2021-10-07" calcext:value-type="date">
            <text:p>07/10/21</text:p>
          </table:table-cell>
          <table:table-cell office:value-type="date" office:date-value="2022-04-07" calcext:value-type="date">
            <text:p>07/04/22</text:p>
          </table:table-cell>
          <table:table-cell office:value-type="float" office:value="25065" calcext:value-type="float">
            <text:p>25065</text:p>
          </table:table-cell>
        </table:table-row>
        <table:table-row table:style-name="ro1">
          <table:table-cell office:value-type="date" office:date-value="2020-05-10" calcext:value-type="date">
            <text:p>10/05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8086" calcext:value-type="float">
            <text:p>18086</text:p>
          </table:table-cell>
        </table:table-row>
        <table:table-row table:style-name="ro1">
          <table:table-cell office:value-type="date" office:date-value="2019-11-24" calcext:value-type="date">
            <text:p>24/11/19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date" office:date-value="2022-09-29" calcext:value-type="date">
            <text:p>29/09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39800" calcext:value-type="float">
            <text:p>39800</text:p>
          </table:table-cell>
        </table:table-row>
        <table:table-row table:style-name="ro1">
          <table:table-cell office:value-type="date" office:date-value="2021-11-12" calcext:value-type="date">
            <text:p>12/11/21</text:p>
          </table:table-cell>
          <table:table-cell office:value-type="date" office:date-value="2021-12-12" calcext:value-type="date">
            <text:p>12/12/21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date" office:date-value="2018-11-26" calcext:value-type="date">
            <text:p>26/11/18</text:p>
          </table:table-cell>
          <table:table-cell office:value-type="date" office:date-value="2018-12-26" calcext:value-type="date">
            <text:p>26/12/1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table:number-columns-repeated="2" office:value-type="date" office:date-value="2019-06-03" calcext:value-type="date">
            <text:p>03/06/19</text:p>
          </table:table-cell>
          <table:table-cell office:value-type="float" office:value="45418" calcext:value-type="float">
            <text:p>45418</text:p>
          </table:table-cell>
        </table:table-row>
        <table:table-row table:style-name="ro1">
          <table:table-cell office:value-type="date" office:date-value="2018-03-24" calcext:value-type="date">
            <text:p>24/03/18</text:p>
          </table:table-cell>
          <table:table-cell office:value-type="date" office:date-value="2018-05-24" calcext:value-type="date">
            <text:p>24/05/18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date" office:date-value="2020-04-30" calcext:value-type="date">
            <text:p>30/04/20</text:p>
          </table:table-cell>
          <table:table-cell office:value-type="date" office:date-value="2020-06-30" calcext:value-type="date">
            <text:p>30/06/20</text:p>
          </table:table-cell>
          <table:table-cell office:value-type="float" office:value="41062" calcext:value-type="float">
            <text:p>41062</text:p>
          </table:table-cell>
        </table:table-row>
        <table:table-row table:style-name="ro1">
          <table:table-cell office:value-type="date" office:date-value="2022-07-22" calcext:value-type="date">
            <text:p>22/07/22</text:p>
          </table:table-cell>
          <table:table-cell office:value-type="date" office:date-value="2022-10-22" calcext:value-type="date">
            <text:p>22/10/22</text:p>
          </table:table-cell>
          <table:table-cell office:value-type="float" office:value="49077" calcext:value-type="float">
            <text:p>49077</text:p>
          </table:table-cell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date" office:date-value="2022-10-05" calcext:value-type="date">
            <text:p>05/10/22</text:p>
          </table:table-cell>
          <table:table-cell office:value-type="float" office:value="37123" calcext:value-type="float">
            <text:p>37123</text:p>
          </table:table-cell>
        </table:table-row>
        <table:table-row table:style-name="ro1">
          <table:table-cell table:number-columns-repeated="2" office:value-type="date" office:date-value="2020-12-22" calcext:value-type="date">
            <text:p>22/12/20</text:p>
          </table:table-cell>
          <table:table-cell office:value-type="float" office:value="32737" calcext:value-type="float">
            <text:p>32737</text:p>
          </table:table-cell>
        </table:table-row>
        <table:table-row table:style-name="ro1">
          <table:table-cell office:value-type="date" office:date-value="2021-01-31" calcext:value-type="date">
            <text:p>31/01/21</text:p>
          </table:table-cell>
          <table:table-cell office:value-type="date" office:date-value="2021-07-31" calcext:value-type="date">
            <text:p>31/07/21</text:p>
          </table:table-cell>
          <table:table-cell office:value-type="float" office:value="11114" calcext:value-type="float">
            <text:p>11114</text:p>
          </table:table-cell>
        </table:table-row>
        <table:table-row table:style-name="ro1">
          <table:table-cell office:value-type="date" office:date-value="2021-07-23" calcext:value-type="date">
            <text:p>23/07/21</text:p>
          </table:table-cell>
          <table:table-cell office:value-type="date" office:date-value="2021-09-23" calcext:value-type="date">
            <text:p>23/09/21</text:p>
          </table:table-cell>
          <table:table-cell office:value-type="float" office:value="46893" calcext:value-type="float">
            <text:p>46893</text:p>
          </table:table-cell>
        </table:table-row>
        <table:table-row table:style-name="ro1">
          <table:table-cell office:value-type="date" office:date-value="2022-03-15" calcext:value-type="date">
            <text:p>15/03/22</text:p>
          </table:table-cell>
          <table:table-cell office:value-type="date" office:date-value="2022-05-15" calcext:value-type="date">
            <text:p>15/05/2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table:number-columns-repeated="2" office:value-type="date" office:date-value="2020-06-29" calcext:value-type="date">
            <text:p>29/06/20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table:number-columns-repeated="2" office:value-type="date" office:date-value="2021-02-12" calcext:value-type="date">
            <text:p>12/02/21</text:p>
          </table:table-cell>
          <table:table-cell office:value-type="float" office:value="13385" calcext:value-type="float">
            <text:p>13385</text:p>
          </table:table-cell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office:value-type="date" office:date-value="2021-03-25" calcext:value-type="date">
            <text:p>25/03/21</text:p>
          </table:table-cell>
          <table:table-cell office:value-type="float" office:value="15120" calcext:value-type="float">
            <text:p>15120</text:p>
          </table:table-cell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date" office:date-value="2022-01-10" calcext:value-type="date">
            <text:p>10/01/22</text:p>
          </table:table-cell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date" office:date-value="2019-07-09" calcext:value-type="date">
            <text:p>09/07/19</text:p>
          </table:table-cell>
          <table:table-cell office:value-type="date" office:date-value="2019-10-09" calcext:value-type="date">
            <text:p>09/10/19</text:p>
          </table:table-cell>
          <table:table-cell office:value-type="float" office:value="14506" calcext:value-type="float">
            <text:p>14506</text:p>
          </table:table-cell>
        </table:table-row>
        <table:table-row table:style-name="ro1">
          <table:table-cell office:value-type="date" office:date-value="2020-02-28" calcext:value-type="date">
            <text:p>28/02/20</text:p>
          </table:table-cell>
          <table:table-cell office:value-type="date" office:date-value="2020-06-28" calcext:value-type="date">
            <text:p>28/06/20</text:p>
          </table:table-cell>
          <table:table-cell office:value-type="float" office:value="15158" calcext:value-type="float">
            <text:p>15158</text:p>
          </table:table-cell>
        </table:table-row>
        <table:table-row table:style-name="ro1">
          <table:table-cell table:number-columns-repeated="2" office:value-type="date" office:date-value="2020-05-01" calcext:value-type="date">
            <text:p>01/05/20</text:p>
          </table:table-cell>
          <table:table-cell office:value-type="float" office:value="14687" calcext:value-type="float">
            <text:p>14687</text:p>
          </table:table-cell>
        </table:table-row>
        <table:table-row table:style-name="ro1">
          <table:table-cell table:number-columns-repeated="2" office:value-type="date" office:date-value="2019-01-17" calcext:value-type="date">
            <text:p>17/01/19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table:number-columns-repeated="2" office:value-type="date" office:date-value="2018-05-29" calcext:value-type="date">
            <text:p>29/05/18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date" office:date-value="2021-07-20" calcext:value-type="date">
            <text:p>20/07/21</text:p>
          </table:table-cell>
          <table:table-cell office:value-type="date" office:date-value="2021-08-20" calcext:value-type="date">
            <text:p>20/08/21</text:p>
          </table:table-cell>
          <table:table-cell office:value-type="float" office:value="14703" calcext:value-type="float">
            <text:p>14703</text:p>
          </table:table-cell>
        </table:table-row>
        <table:table-row table:style-name="ro1">
          <table:table-cell office:value-type="date" office:date-value="2019-04-06" calcext:value-type="date">
            <text:p>06/04/19</text:p>
          </table:table-cell>
          <table:table-cell office:value-type="date" office:date-value="2019-08-06" calcext:value-type="date">
            <text:p>06/08/19</text:p>
          </table:table-cell>
          <table:table-cell office:value-type="float" office:value="22703" calcext:value-type="float">
            <text:p>22703</text:p>
          </table:table-cell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date" office:date-value="2022-08-21" calcext:value-type="date">
            <text:p>21/08/22</text:p>
          </table:table-cell>
          <table:table-cell office:value-type="float" office:value="16616" calcext:value-type="float">
            <text:p>16616</text:p>
          </table:table-cell>
        </table:table-row>
        <table:table-row table:style-name="ro1">
          <table:table-cell office:value-type="date" office:date-value="2021-04-07" calcext:value-type="date">
            <text:p>07/04/21</text:p>
          </table:table-cell>
          <table:table-cell office:value-type="date" office:date-value="2021-10-07" calcext:value-type="date">
            <text:p>07/10/21</text:p>
          </table:table-cell>
          <table:table-cell office:value-type="float" office:value="11246" calcext:value-type="float">
            <text:p>11246</text:p>
          </table:table-cell>
        </table:table-row>
        <table:table-row table:style-name="ro1">
          <table:table-cell table:number-columns-repeated="2" office:value-type="date" office:date-value="2018-04-20" calcext:value-type="date">
            <text:p>20/04/18</text:p>
          </table:table-cell>
          <table:table-cell office:value-type="float" office:value="36362" calcext:value-type="float">
            <text:p>36362</text:p>
          </table:table-cell>
        </table:table-row>
        <table:table-row table:style-name="ro1">
          <table:table-cell table:number-columns-repeated="2" office:value-type="date" office:date-value="2018-10-30" calcext:value-type="date">
            <text:p>30/10/18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date" office:date-value="2021-01-04" calcext:value-type="date">
            <text:p>04/01/21</text:p>
          </table:table-cell>
          <table:table-cell office:value-type="float" office:value="31645" calcext:value-type="float">
            <text:p>31645</text:p>
          </table:table-cell>
        </table:table-row>
        <table:table-row table:style-name="ro1">
          <table:table-cell office:value-type="date" office:date-value="2018-07-12" calcext:value-type="date">
            <text:p>12/07/18</text:p>
          </table:table-cell>
          <table:table-cell office:value-type="date" office:date-value="2018-12-12" calcext:value-type="date">
            <text:p>12/12/18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date" office:date-value="2018-12-08" calcext:value-type="date">
            <text:p>08/12/18</text:p>
          </table:table-cell>
          <table:table-cell office:value-type="date" office:date-value="2019-02-08" calcext:value-type="date">
            <text:p>08/02/19</text:p>
          </table:table-cell>
          <table:table-cell office:value-type="float" office:value="16326" calcext:value-type="float">
            <text:p>16326</text:p>
          </table:table-cell>
        </table:table-row>
        <table:table-row table:style-name="ro1">
          <table:table-cell office:value-type="date" office:date-value="2018-03-18" calcext:value-type="date">
            <text:p>18/03/18</text:p>
          </table:table-cell>
          <table:table-cell office:value-type="date" office:date-value="2018-06-18" calcext:value-type="date">
            <text:p>18/06/18</text:p>
          </table:table-cell>
          <table:table-cell office:value-type="float" office:value="9442" calcext:value-type="float">
            <text:p>9442</text:p>
          </table:table-cell>
        </table:table-row>
        <table:table-row table:style-name="ro1">
          <table:table-cell office:value-type="date" office:date-value="2021-11-30" calcext:value-type="date">
            <text:p>30/11/21</text:p>
          </table:table-cell>
          <table:table-cell office:value-type="date" office:date-value="2021-12-30" calcext:value-type="date">
            <text:p>30/12/21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date" office:date-value="2019-01-05" calcext:value-type="date">
            <text:p>05/01/19</text:p>
          </table:table-cell>
          <table:table-cell office:value-type="date" office:date-value="2019-02-05" calcext:value-type="date">
            <text:p>05/02/19</text:p>
          </table:table-cell>
          <table:table-cell office:value-type="float" office:value="41719" calcext:value-type="float">
            <text:p>41719</text:p>
          </table:table-cell>
        </table:table-row>
        <table:table-row table:style-name="ro1">
          <table:table-cell office:value-type="date" office:date-value="2021-05-02" calcext:value-type="date">
            <text:p>02/05/21</text:p>
          </table:table-cell>
          <table:table-cell office:value-type="date" office:date-value="2021-06-02" calcext:value-type="date">
            <text:p>02/06/21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date" office:date-value="2021-12-26" calcext:value-type="date">
            <text:p>26/12/21</text:p>
          </table:table-cell>
          <table:table-cell office:value-type="date" office:date-value="2022-02-26" calcext:value-type="date">
            <text:p>26/02/22</text:p>
          </table:table-cell>
          <table:table-cell office:value-type="float" office:value="24676" calcext:value-type="float">
            <text:p>24676</text:p>
          </table:table-cell>
        </table:table-row>
        <table:table-row table:style-name="ro1">
          <table:table-cell office:value-type="date" office:date-value="2019-10-15" calcext:value-type="date">
            <text:p>15/10/19</text:p>
          </table:table-cell>
          <table:table-cell office:value-type="date" office:date-value="2019-12-15" calcext:value-type="date">
            <text:p>15/12/19</text:p>
          </table:table-cell>
          <table:table-cell office:value-type="float" office:value="20963" calcext:value-type="float">
            <text:p>20963</text:p>
          </table:table-cell>
        </table:table-row>
        <table:table-row table:style-name="ro1">
          <table:table-cell table:number-columns-repeated="2" office:value-type="date" office:date-value="2019-12-13" calcext:value-type="date">
            <text:p>13/12/19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table:number-columns-repeated="2" office:value-type="date" office:date-value="2019-06-01" calcext:value-type="date">
            <text:p>01/06/19</text:p>
          </table:table-cell>
          <table:table-cell office:value-type="float" office:value="14365" calcext:value-type="float">
            <text:p>14365</text:p>
          </table:table-cell>
        </table:table-row>
        <table:table-row table:style-name="ro1">
          <table:table-cell office:value-type="date" office:date-value="2022-04-30" calcext:value-type="date">
            <text:p>30/04/22</text:p>
          </table:table-cell>
          <table:table-cell office:value-type="date" office:date-value="2022-05-30" calcext:value-type="date">
            <text:p>30/05/22</text:p>
          </table:table-cell>
          <table:table-cell office:value-type="float" office:value="24254" calcext:value-type="float">
            <text:p>24254</text:p>
          </table:table-cell>
        </table:table-row>
        <table:table-row table:style-name="ro1">
          <table:table-cell table:number-columns-repeated="2" office:value-type="date" office:date-value="2018-08-28" calcext:value-type="date">
            <text:p>28/08/18</text:p>
          </table:table-cell>
          <table:table-cell office:value-type="float" office:value="30721" calcext:value-type="float">
            <text:p>30721</text:p>
          </table:table-cell>
        </table:table-row>
        <table:table-row table:style-name="ro1">
          <table:table-cell office:value-type="date" office:date-value="2022-02-15" calcext:value-type="date">
            <text:p>15/02/22</text:p>
          </table:table-cell>
          <table:table-cell office:value-type="date" office:date-value="2022-03-15" calcext:value-type="date">
            <text:p>15/03/22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table:number-columns-repeated="2" office:value-type="date" office:date-value="2021-09-05" calcext:value-type="date">
            <text:p>05/09/21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date" office:date-value="2022-02-12" calcext:value-type="date">
            <text:p>12/02/22</text:p>
          </table:table-cell>
          <table:table-cell office:value-type="date" office:date-value="2022-06-12" calcext:value-type="date">
            <text:p>12/06/22</text:p>
          </table:table-cell>
          <table:table-cell office:value-type="float" office:value="10214" calcext:value-type="float">
            <text:p>10214</text:p>
          </table:table-cell>
        </table:table-row>
        <table:table-row table:style-name="ro1">
          <table:table-cell table:number-columns-repeated="2" office:value-type="date" office:date-value="2022-12-12" calcext:value-type="date">
            <text:p>12/12/22</text:p>
          </table:table-cell>
          <table:table-cell office:value-type="float" office:value="13405" calcext:value-type="float">
            <text:p>13405</text:p>
          </table:table-cell>
        </table:table-row>
        <table:table-row table:style-name="ro1">
          <table:table-cell office:value-type="date" office:date-value="2022-06-21" calcext:value-type="date">
            <text:p>21/06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4172" calcext:value-type="float">
            <text:p>24172</text:p>
          </table:table-cell>
        </table:table-row>
        <table:table-row table:style-name="ro1">
          <table:table-cell office:value-type="date" office:date-value="2021-07-03" calcext:value-type="date">
            <text:p>03/07/21</text:p>
          </table:table-cell>
          <table:table-cell office:value-type="date" office:date-value="2021-09-03" calcext:value-type="date">
            <text:p>03/09/21</text:p>
          </table:table-cell>
          <table:table-cell office:value-type="float" office:value="21083" calcext:value-type="float">
            <text:p>21083</text:p>
          </table:table-cell>
        </table:table-row>
        <table:table-row table:style-name="ro1">
          <table:table-cell table:number-columns-repeated="2" office:value-type="date" office:date-value="2021-02-07" calcext:value-type="date">
            <text:p>07/02/21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date" office:date-value="2021-09-01" calcext:value-type="date">
            <text:p>01/09/21</text:p>
          </table:table-cell>
          <table:table-cell office:value-type="date" office:date-value="2021-12-01" calcext:value-type="date">
            <text:p>01/12/21</text:p>
          </table:table-cell>
          <table:table-cell office:value-type="float" office:value="18647" calcext:value-type="float">
            <text:p>18647</text:p>
          </table:table-cell>
        </table:table-row>
        <table:table-row table:style-name="ro1">
          <table:table-cell table:number-columns-repeated="2" office:value-type="date" office:date-value="2020-03-16" calcext:value-type="date">
            <text:p>16/03/20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date" office:date-value="2019-03-23" calcext:value-type="date">
            <text:p>23/03/19</text:p>
          </table:table-cell>
          <table:table-cell office:value-type="date" office:date-value="2019-04-23" calcext:value-type="date">
            <text:p>23/04/19</text:p>
          </table:table-cell>
          <table:table-cell office:value-type="float" office:value="34953" calcext:value-type="float">
            <text:p>34953</text:p>
          </table:table-cell>
        </table:table-row>
        <table:table-row table:style-name="ro1">
          <table:table-cell office:value-type="date" office:date-value="2021-11-07" calcext:value-type="date">
            <text:p>07/11/21</text:p>
          </table:table-cell>
          <table:table-cell office:value-type="date" office:date-value="2022-01-07" calcext:value-type="date">
            <text:p>07/01/22</text:p>
          </table:table-cell>
          <table:table-cell office:value-type="float" office:value="26488" calcext:value-type="float">
            <text:p>26488</text:p>
          </table:table-cell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office:value-type="date" office:date-value="2018-08-06" calcext:value-type="date">
            <text:p>06/08/18</text:p>
          </table:table-cell>
          <table:table-cell office:value-type="float" office:value="48029" calcext:value-type="float">
            <text:p>48029</text:p>
          </table:table-cell>
        </table:table-row>
        <table:table-row table:style-name="ro1">
          <table:table-cell office:value-type="date" office:date-value="2019-04-29" calcext:value-type="date">
            <text:p>29/04/19</text:p>
          </table:table-cell>
          <table:table-cell office:value-type="date" office:date-value="2019-05-29" calcext:value-type="date">
            <text:p>29/05/19</text:p>
          </table:table-cell>
          <table:table-cell office:value-type="float" office:value="18819" calcext:value-type="float">
            <text:p>18819</text:p>
          </table:table-cell>
        </table:table-row>
        <table:table-row table:style-name="ro1">
          <table:table-cell office:value-type="date" office:date-value="2019-01-17" calcext:value-type="date">
            <text:p>17/01/19</text:p>
          </table:table-cell>
          <table:table-cell office:value-type="date" office:date-value="2019-03-17" calcext:value-type="date">
            <text:p>17/03/19</text:p>
          </table:table-cell>
          <table:table-cell office:value-type="float" office:value="35676" calcext:value-type="float">
            <text:p>35676</text:p>
          </table:table-cell>
        </table:table-row>
        <table:table-row table:style-name="ro1">
          <table:table-cell office:value-type="date" office:date-value="2020-09-22" calcext:value-type="date">
            <text:p>22/09/20</text:p>
          </table:table-cell>
          <table:table-cell office:value-type="date" office:date-value="2020-10-22" calcext:value-type="date">
            <text:p>22/10/20</text:p>
          </table:table-cell>
          <table:table-cell office:value-type="float" office:value="28552" calcext:value-type="float">
            <text:p>28552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office:value-type="date" office:date-value="2018-09-02" calcext:value-type="date">
            <text:p>02/09/18</text:p>
          </table:table-cell>
          <table:table-cell office:value-type="float" office:value="21641" calcext:value-type="float">
            <text:p>21641</text:p>
          </table:table-cell>
        </table:table-row>
        <table:table-row table:style-name="ro1">
          <table:table-cell table:number-columns-repeated="2" office:value-type="date" office:date-value="2018-04-05" calcext:value-type="date">
            <text:p>05/04/18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date" office:date-value="2019-10-30" calcext:value-type="date">
            <text:p>30/10/19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6037" calcext:value-type="float">
            <text:p>16037</text:p>
          </table:table-cell>
        </table:table-row>
        <table:table-row table:style-name="ro1">
          <table:table-cell office:value-type="date" office:date-value="2018-01-25" calcext:value-type="date">
            <text:p>25/01/18</text:p>
          </table:table-cell>
          <table:table-cell office:value-type="date" office:date-value="2018-04-25" calcext:value-type="date">
            <text:p>25/04/18</text:p>
          </table:table-cell>
          <table:table-cell office:value-type="float" office:value="24330" calcext:value-type="float">
            <text:p>24330</text:p>
          </table:table-cell>
        </table:table-row>
        <table:table-row table:style-name="ro1">
          <table:table-cell table:number-columns-repeated="2" office:value-type="date" office:date-value="2022-03-01" calcext:value-type="date">
            <text:p>01/03/22</text:p>
          </table:table-cell>
          <table:table-cell office:value-type="float" office:value="8925" calcext:value-type="float">
            <text:p>8925</text:p>
          </table:table-cell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date" office:date-value="2022-08-02" calcext:value-type="date">
            <text:p>02/08/22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table:number-columns-repeated="2" office:value-type="date" office:date-value="2021-04-10" calcext:value-type="date">
            <text:p>10/04/21</text:p>
          </table:table-cell>
          <table:table-cell office:value-type="float" office:value="42002" calcext:value-type="float">
            <text:p>42002</text:p>
          </table:table-cell>
        </table:table-row>
        <table:table-row table:style-name="ro1">
          <table:table-cell office:value-type="date" office:date-value="2020-01-03" calcext:value-type="date">
            <text:p>03/01/20</text:p>
          </table:table-cell>
          <table:table-cell office:value-type="date" office:date-value="2020-02-03" calcext:value-type="date">
            <text:p>03/02/20</text:p>
          </table:table-cell>
          <table:table-cell office:value-type="float" office:value="36179" calcext:value-type="float">
            <text:p>36179</text:p>
          </table:table-cell>
        </table:table-row>
        <table:table-row table:style-name="ro1">
          <table:table-cell office:value-type="date" office:date-value="2021-12-29" calcext:value-type="date">
            <text:p>29/12/21</text:p>
          </table:table-cell>
          <table:table-cell office:value-type="date" office:date-value="2022-01-29" calcext:value-type="date">
            <text:p>29/01/22</text:p>
          </table:table-cell>
          <table:table-cell office:value-type="float" office:value="14105" calcext:value-type="float">
            <text:p>14105</text:p>
          </table:table-cell>
        </table:table-row>
        <table:table-row table:style-name="ro1">
          <table:table-cell office:value-type="date" office:date-value="2020-05-17" calcext:value-type="date">
            <text:p>17/05/20</text:p>
          </table:table-cell>
          <table:table-cell office:value-type="date" office:date-value="2020-06-17" calcext:value-type="date">
            <text:p>17/06/20</text:p>
          </table:table-cell>
          <table:table-cell office:value-type="float" office:value="7335" calcext:value-type="float">
            <text:p>7335</text:p>
          </table:table-cell>
        </table:table-row>
        <table:table-row table:style-name="ro1">
          <table:table-cell office:value-type="date" office:date-value="2018-11-01" calcext:value-type="date">
            <text:p>01/11/18</text:p>
          </table:table-cell>
          <table:table-cell office:value-type="date" office:date-value="2018-12-01" calcext:value-type="date">
            <text:p>01/12/18</text:p>
          </table:table-cell>
          <table:table-cell office:value-type="float" office:value="44672" calcext:value-type="float">
            <text:p>44672</text:p>
          </table:table-cell>
        </table:table-row>
        <table:table-row table:style-name="ro1">
          <table:table-cell office:value-type="date" office:date-value="2020-09-16" calcext:value-type="date">
            <text:p>16/09/20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date" office:date-value="2018-04-23" calcext:value-type="date">
            <text:p>23/04/18</text:p>
          </table:table-cell>
          <table:table-cell office:value-type="date" office:date-value="2018-08-23" calcext:value-type="date">
            <text:p>23/08/18</text:p>
          </table:table-cell>
          <table:table-cell office:value-type="float" office:value="26247" calcext:value-type="float">
            <text:p>26247</text:p>
          </table:table-cell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date" office:date-value="2022-06-21" calcext:value-type="date">
            <text:p>21/06/22</text:p>
          </table:table-cell>
          <table:table-cell office:value-type="float" office:value="22394" calcext:value-type="float">
            <text:p>22394</text:p>
          </table:table-cell>
        </table:table-row>
        <table:table-row table:style-name="ro1">
          <table:table-cell office:value-type="date" office:date-value="2021-02-22" calcext:value-type="date">
            <text:p>22/02/21</text:p>
          </table:table-cell>
          <table:table-cell office:value-type="date" office:date-value="2021-04-22" calcext:value-type="date">
            <text:p>22/04/21</text:p>
          </table:table-cell>
          <table:table-cell office:value-type="float" office:value="25294" calcext:value-type="float">
            <text:p>25294</text:p>
          </table:table-cell>
        </table:table-row>
        <table:table-row table:style-name="ro1">
          <table:table-cell table:number-columns-repeated="2" office:value-type="date" office:date-value="2018-01-20" calcext:value-type="date">
            <text:p>20/01/18</text:p>
          </table:table-cell>
          <table:table-cell office:value-type="float" office:value="40048" calcext:value-type="float">
            <text:p>40048</text:p>
          </table:table-cell>
        </table:table-row>
        <table:table-row table:style-name="ro1">
          <table:table-cell table:number-columns-repeated="2" office:value-type="date" office:date-value="2021-12-08" calcext:value-type="date">
            <text:p>08/12/21</text:p>
          </table:table-cell>
          <table:table-cell office:value-type="float" office:value="20895" calcext:value-type="float">
            <text:p>20895</text:p>
          </table:table-cell>
        </table:table-row>
        <table:table-row table:style-name="ro1">
          <table:table-cell office:value-type="date" office:date-value="2019-03-12" calcext:value-type="date">
            <text:p>12/03/19</text:p>
          </table:table-cell>
          <table:table-cell office:value-type="date" office:date-value="2019-09-12" calcext:value-type="date">
            <text:p>12/09/19</text:p>
          </table:table-cell>
          <table:table-cell office:value-type="float" office:value="33997" calcext:value-type="float">
            <text:p>33997</text:p>
          </table:table-cell>
        </table:table-row>
        <table:table-row table:style-name="ro1">
          <table:table-cell office:value-type="date" office:date-value="2021-12-05" calcext:value-type="date">
            <text:p>05/12/21</text:p>
          </table:table-cell>
          <table:table-cell office:value-type="date" office:date-value="2022-01-05" calcext:value-type="date">
            <text:p>05/01/22</text:p>
          </table:table-cell>
          <table:table-cell office:value-type="float" office:value="45727" calcext:value-type="float">
            <text:p>45727</text:p>
          </table:table-cell>
        </table:table-row>
        <table:table-row table:style-name="ro1">
          <table:table-cell office:value-type="date" office:date-value="2022-12-25" calcext:value-type="date">
            <text:p>25/12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45106" calcext:value-type="float">
            <text:p>45106</text:p>
          </table:table-cell>
        </table:table-row>
        <table:table-row table:style-name="ro1">
          <table:table-cell office:value-type="date" office:date-value="2022-12-20" calcext:value-type="date">
            <text:p>20/12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date" office:date-value="2021-02-13" calcext:value-type="date">
            <text:p>13/02/21</text:p>
          </table:table-cell>
          <table:table-cell office:value-type="date" office:date-value="2021-06-13" calcext:value-type="date">
            <text:p>13/06/21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date" office:date-value="2020-08-06" calcext:value-type="date">
            <text:p>06/08/20</text:p>
          </table:table-cell>
          <table:table-cell office:value-type="date" office:date-value="2020-09-06" calcext:value-type="date">
            <text:p>06/09/20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date" office:date-value="2019-10-25" calcext:value-type="date">
            <text:p>25/10/19</text:p>
          </table:table-cell>
          <table:table-cell office:value-type="date" office:date-value="2020-01-25" calcext:value-type="date">
            <text:p>25/01/20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 table:number-columns-repeated="2" office:value-type="date" office:date-value="2022-07-24" calcext:value-type="date">
            <text:p>24/07/22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date" office:date-value="2022-11-30" calcext:value-type="date">
            <text:p>30/11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7032" calcext:value-type="float">
            <text:p>27032</text:p>
          </table:table-cell>
        </table:table-row>
        <table:table-row table:style-name="ro1">
          <table:table-cell table:number-columns-repeated="2" office:value-type="date" office:date-value="2019-01-04" calcext:value-type="date">
            <text:p>04/01/19</text:p>
          </table:table-cell>
          <table:table-cell office:value-type="float" office:value="24598" calcext:value-type="float">
            <text:p>24598</text:p>
          </table:table-cell>
        </table:table-row>
        <table:table-row table:style-name="ro1">
          <table:table-cell office:value-type="date" office:date-value="2020-09-07" calcext:value-type="date">
            <text:p>07/09/20</text:p>
          </table:table-cell>
          <table:table-cell office:value-type="date" office:date-value="2021-01-07" calcext:value-type="date">
            <text:p>07/01/21</text:p>
          </table:table-cell>
          <table:table-cell office:value-type="float" office:value="41912" calcext:value-type="float">
            <text:p>41912</text:p>
          </table:table-cell>
        </table:table-row>
        <table:table-row table:style-name="ro1">
          <table:table-cell office:value-type="date" office:date-value="2020-10-25" calcext:value-type="date">
            <text:p>25/10/20</text:p>
          </table:table-cell>
          <table:table-cell office:value-type="date" office:date-value="2021-03-25" calcext:value-type="date">
            <text:p>25/03/21</text:p>
          </table:table-cell>
          <table:table-cell office:value-type="float" office:value="11992" calcext:value-type="float">
            <text:p>11992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office:value-type="date" office:date-value="2020-11-17" calcext:value-type="date">
            <text:p>17/11/20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date" office:date-value="2022-03-01" calcext:value-type="date">
            <text:p>01/03/22</text:p>
          </table:table-cell>
          <table:table-cell office:value-type="date" office:date-value="2022-04-01" calcext:value-type="date">
            <text:p>01/04/22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date" office:date-value="2018-07-25" calcext:value-type="date">
            <text:p>25/07/18</text:p>
          </table:table-cell>
          <table:table-cell office:value-type="date" office:date-value="2018-08-25" calcext:value-type="date">
            <text:p>25/08/18</text:p>
          </table:table-cell>
          <table:table-cell office:value-type="float" office:value="49733" calcext:value-type="float">
            <text:p>49733</text:p>
          </table:table-cell>
        </table:table-row>
        <table:table-row table:style-name="ro1">
          <table:table-cell office:value-type="date" office:date-value="2022-10-25" calcext:value-type="date">
            <text:p>25/10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6485" calcext:value-type="float">
            <text:p>26485</text:p>
          </table:table-cell>
        </table:table-row>
        <table:table-row table:style-name="ro1">
          <table:table-cell table:number-columns-repeated="2" office:value-type="date" office:date-value="2020-08-05" calcext:value-type="date">
            <text:p>05/08/20</text:p>
          </table:table-cell>
          <table:table-cell office:value-type="float" office:value="49450" calcext:value-type="float">
            <text:p>49450</text:p>
          </table:table-cell>
        </table:table-row>
        <table:table-row table:style-name="ro1">
          <table:table-cell office:value-type="date" office:date-value="2022-05-28" calcext:value-type="date">
            <text:p>28/05/22</text:p>
          </table:table-cell>
          <table:table-cell office:value-type="date" office:date-value="2022-09-28" calcext:value-type="date">
            <text:p>28/09/22</text:p>
          </table:table-cell>
          <table:table-cell office:value-type="float" office:value="19740" calcext:value-type="float">
            <text:p>19740</text:p>
          </table:table-cell>
        </table:table-row>
        <table:table-row table:style-name="ro1">
          <table:table-cell table:number-columns-repeated="2" office:value-type="date" office:date-value="2019-11-21" calcext:value-type="date">
            <text:p>21/11/19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date" office:date-value="2022-07-11" calcext:value-type="date">
            <text:p>11/07/22</text:p>
          </table:table-cell>
          <table:table-cell office:value-type="float" office:value="27012" calcext:value-type="float">
            <text:p>27012</text:p>
          </table:table-cell>
        </table:table-row>
        <table:table-row table:style-name="ro1">
          <table:table-cell table:number-columns-repeated="2" office:value-type="date" office:date-value="2018-01-07" calcext:value-type="date">
            <text:p>07/01/18</text:p>
          </table:table-cell>
          <table:table-cell office:value-type="float" office:value="18564" calcext:value-type="float">
            <text:p>18564</text:p>
          </table:table-cell>
        </table:table-row>
        <table:table-row table:style-name="ro1">
          <table:table-cell table:number-columns-repeated="2" office:value-type="date" office:date-value="2022-04-16" calcext:value-type="date">
            <text:p>16/04/22</text:p>
          </table:table-cell>
          <table:table-cell office:value-type="float" office:value="25197" calcext:value-type="float">
            <text:p>25197</text:p>
          </table:table-cell>
        </table:table-row>
        <table:table-row table:style-name="ro1">
          <table:table-cell table:number-columns-repeated="2" office:value-type="date" office:date-value="2022-02-19" calcext:value-type="date">
            <text:p>19/02/22</text:p>
          </table:table-cell>
          <table:table-cell office:value-type="float" office:value="27293" calcext:value-type="float">
            <text:p>27293</text:p>
          </table:table-cell>
        </table:table-row>
        <table:table-row table:style-name="ro1">
          <table:table-cell table:number-columns-repeated="2" office:value-type="date" office:date-value="2018-08-03" calcext:value-type="date">
            <text:p>03/08/18</text:p>
          </table:table-cell>
          <table:table-cell office:value-type="float" office:value="34056" calcext:value-type="float">
            <text:p>34056</text:p>
          </table:table-cell>
        </table:table-row>
        <table:table-row table:style-name="ro1">
          <table:table-cell table:number-columns-repeated="2" office:value-type="date" office:date-value="2020-01-24" calcext:value-type="date">
            <text:p>24/01/20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table:number-columns-repeated="2" office:value-type="date" office:date-value="2019-04-24" calcext:value-type="date">
            <text:p>24/04/19</text:p>
          </table:table-cell>
          <table:table-cell office:value-type="float" office:value="35627" calcext:value-type="float">
            <text:p>35627</text:p>
          </table:table-cell>
        </table:table-row>
        <table:table-row table:style-name="ro1">
          <table:table-cell office:value-type="date" office:date-value="2019-10-12" calcext:value-type="date">
            <text:p>12/10/19</text:p>
          </table:table-cell>
          <table:table-cell office:value-type="date" office:date-value="2020-04-12" calcext:value-type="date">
            <text:p>12/04/20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date" office:date-value="2019-09-11" calcext:value-type="date">
            <text:p>11/09/19</text:p>
          </table:table-cell>
          <table:table-cell office:value-type="date" office:date-value="2020-05-11" calcext:value-type="date">
            <text:p>11/05/20</text:p>
          </table:table-cell>
          <table:table-cell office:value-type="float" office:value="19970" calcext:value-type="float">
            <text:p>19970</text:p>
          </table:table-cell>
        </table:table-row>
        <table:table-row table:style-name="ro1">
          <table:table-cell office:value-type="date" office:date-value="2022-02-16" calcext:value-type="date">
            <text:p>16/02/22</text:p>
          </table:table-cell>
          <table:table-cell office:value-type="date" office:date-value="2022-04-16" calcext:value-type="date">
            <text:p>16/04/22</text:p>
          </table:table-cell>
          <table:table-cell office:value-type="float" office:value="25452" calcext:value-type="float">
            <text:p>25452</text:p>
          </table:table-cell>
        </table:table-row>
        <table:table-row table:style-name="ro1">
          <table:table-cell office:value-type="date" office:date-value="2018-08-17" calcext:value-type="date">
            <text:p>17/08/18</text:p>
          </table:table-cell>
          <table:table-cell office:value-type="date" office:date-value="2018-09-17" calcext:value-type="date">
            <text:p>17/09/18</text:p>
          </table:table-cell>
          <table:table-cell office:value-type="float" office:value="32015" calcext:value-type="float">
            <text:p>32015</text:p>
          </table:table-cell>
        </table:table-row>
        <table:table-row table:style-name="ro1">
          <table:table-cell office:value-type="date" office:date-value="2020-05-29" calcext:value-type="date">
            <text:p>29/05/20</text:p>
          </table:table-cell>
          <table:table-cell office:value-type="date" office:date-value="2020-06-29" calcext:value-type="date">
            <text:p>29/06/20</text:p>
          </table:table-cell>
          <table:table-cell office:value-type="float" office:value="28857" calcext:value-type="float">
            <text:p>28857</text:p>
          </table:table-cell>
        </table:table-row>
        <table:table-row table:style-name="ro1">
          <table:table-cell office:value-type="date" office:date-value="2018-12-27" calcext:value-type="date">
            <text:p>27/12/18</text:p>
          </table:table-cell>
          <table:table-cell office:value-type="date" office:date-value="2019-04-27" calcext:value-type="date">
            <text:p>27/04/19</text:p>
          </table:table-cell>
          <table:table-cell office:value-type="float" office:value="11164" calcext:value-type="float">
            <text:p>11164</text:p>
          </table:table-cell>
        </table:table-row>
        <table:table-row table:style-name="ro1">
          <table:table-cell table:number-columns-repeated="2" office:value-type="date" office:date-value="2022-06-09" calcext:value-type="date">
            <text:p>09/06/22</text:p>
          </table:table-cell>
          <table:table-cell office:value-type="float" office:value="41992" calcext:value-type="float">
            <text:p>41992</text:p>
          </table:table-cell>
        </table:table-row>
        <table:table-row table:style-name="ro1">
          <table:table-cell office:value-type="date" office:date-value="2018-03-04" calcext:value-type="date">
            <text:p>04/03/18</text:p>
          </table:table-cell>
          <table:table-cell office:value-type="date" office:date-value="2018-08-04" calcext:value-type="date">
            <text:p>04/08/18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date" office:date-value="2018-02-20" calcext:value-type="date">
            <text:p>20/02/18</text:p>
          </table:table-cell>
          <table:table-cell office:value-type="date" office:date-value="2018-06-20" calcext:value-type="date">
            <text:p>20/06/18</text:p>
          </table:table-cell>
          <table:table-cell office:value-type="float" office:value="47706" calcext:value-type="float">
            <text:p>47706</text:p>
          </table:table-cell>
        </table:table-row>
        <table:table-row table:style-name="ro1">
          <table:table-cell table:number-columns-repeated="2" office:value-type="date" office:date-value="2019-05-28" calcext:value-type="date">
            <text:p>28/05/19</text:p>
          </table:table-cell>
          <table:table-cell office:value-type="float" office:value="18390" calcext:value-type="float">
            <text:p>18390</text:p>
          </table:table-cell>
        </table:table-row>
        <table:table-row table:style-name="ro1">
          <table:table-cell table:number-columns-repeated="2" office:value-type="date" office:date-value="2020-06-04" calcext:value-type="date">
            <text:p>04/06/20</text:p>
          </table:table-cell>
          <table:table-cell office:value-type="float" office:value="49031" calcext:value-type="float">
            <text:p>49031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date" office:date-value="2022-02-05" calcext:value-type="date">
            <text:p>05/02/22</text:p>
          </table:table-cell>
          <table:table-cell office:value-type="float" office:value="42177" calcext:value-type="float">
            <text:p>42177</text:p>
          </table:table-cell>
        </table:table-row>
        <table:table-row table:style-name="ro1">
          <table:table-cell table:number-columns-repeated="2" office:value-type="date" office:date-value="2019-07-05" calcext:value-type="date">
            <text:p>05/07/19</text:p>
          </table:table-cell>
          <table:table-cell office:value-type="float" office:value="39627" calcext:value-type="float">
            <text:p>39627</text:p>
          </table:table-cell>
        </table:table-row>
        <table:table-row table:style-name="ro1">
          <table:table-cell office:value-type="date" office:date-value="2020-12-05" calcext:value-type="date">
            <text:p>05/12/20</text:p>
          </table:table-cell>
          <table:table-cell office:value-type="date" office:date-value="2021-02-05" calcext:value-type="date">
            <text:p>05/02/21</text:p>
          </table:table-cell>
          <table:table-cell office:value-type="float" office:value="36065" calcext:value-type="float">
            <text:p>36065</text:p>
          </table:table-cell>
        </table:table-row>
        <table:table-row table:style-name="ro1">
          <table:table-cell office:value-type="date" office:date-value="2019-12-09" calcext:value-type="date">
            <text:p>09/12/19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41936" calcext:value-type="float">
            <text:p>41936</text:p>
          </table:table-cell>
        </table:table-row>
        <table:table-row table:style-name="ro1">
          <table:table-cell office:value-type="date" office:date-value="2020-07-30" calcext:value-type="date">
            <text:p>30/07/20</text:p>
          </table:table-cell>
          <table:table-cell office:value-type="date" office:date-value="2021-01-30" calcext:value-type="date">
            <text:p>30/01/21</text:p>
          </table:table-cell>
          <table:table-cell office:value-type="float" office:value="23618" calcext:value-type="float">
            <text:p>23618</text:p>
          </table:table-cell>
        </table:table-row>
        <table:table-row table:style-name="ro1">
          <table:table-cell office:value-type="date" office:date-value="2022-12-18" calcext:value-type="date">
            <text:p>18/12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date" office:date-value="2021-11-09" calcext:value-type="date">
            <text:p>09/11/21</text:p>
          </table:table-cell>
          <table:table-cell office:value-type="date" office:date-value="2022-04-09" calcext:value-type="date">
            <text:p>09/04/22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date" office:date-value="2020-05-18" calcext:value-type="date">
            <text:p>18/05/20</text:p>
          </table:table-cell>
          <table:table-cell office:value-type="date" office:date-value="2021-11-18" calcext:value-type="date">
            <text:p>18/11/21</text:p>
          </table:table-cell>
          <table:table-cell office:value-type="float" office:value="23990" calcext:value-type="float">
            <text:p>23990</text:p>
          </table:table-cell>
        </table:table-row>
        <table:table-row table:style-name="ro1">
          <table:table-cell office:value-type="date" office:date-value="2018-03-27" calcext:value-type="date">
            <text:p>27/03/18</text:p>
          </table:table-cell>
          <table:table-cell office:value-type="date" office:date-value="2018-07-27" calcext:value-type="date">
            <text:p>27/07/18</text:p>
          </table:table-cell>
          <table:table-cell office:value-type="float" office:value="11862" calcext:value-type="float">
            <text:p>11862</text:p>
          </table:table-cell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date" office:date-value="2021-11-10" calcext:value-type="date">
            <text:p>10/11/21</text:p>
          </table:table-cell>
          <table:table-cell office:value-type="float" office:value="38835" calcext:value-type="float">
            <text:p>38835</text:p>
          </table:table-cell>
        </table:table-row>
        <table:table-row table:style-name="ro1">
          <table:table-cell table:number-columns-repeated="2" office:value-type="date" office:date-value="2020-02-06" calcext:value-type="date">
            <text:p>06/02/20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table:number-columns-repeated="2" office:value-type="date" office:date-value="2021-04-10" calcext:value-type="date">
            <text:p>10/04/21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date" office:date-value="2020-12-26" calcext:value-type="date">
            <text:p>26/12/20</text:p>
          </table:table-cell>
          <table:table-cell office:value-type="date" office:date-value="2021-02-26" calcext:value-type="date">
            <text:p>26/02/21</text:p>
          </table:table-cell>
          <table:table-cell office:value-type="float" office:value="18660" calcext:value-type="float">
            <text:p>18660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date" office:date-value="2018-10-09" calcext:value-type="date">
            <text:p>09/10/18</text:p>
          </table:table-cell>
          <table:table-cell office:value-type="float" office:value="24228" calcext:value-type="float">
            <text:p>24228</text:p>
          </table:table-cell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date" office:date-value="2018-11-22" calcext:value-type="date">
            <text:p>22/11/18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date" office:date-value="2022-09-22" calcext:value-type="date">
            <text:p>22/09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date" office:date-value="2020-01-06" calcext:value-type="date">
            <text:p>06/01/20</text:p>
          </table:table-cell>
          <table:table-cell office:value-type="date" office:date-value="2020-07-06" calcext:value-type="date">
            <text:p>06/07/20</text:p>
          </table:table-cell>
          <table:table-cell office:value-type="float" office:value="16636" calcext:value-type="float">
            <text:p>16636</text:p>
          </table:table-cell>
        </table:table-row>
        <table:table-row table:style-name="ro1">
          <table:table-cell table:number-columns-repeated="2" office:value-type="date" office:date-value="2020-02-04" calcext:value-type="date">
            <text:p>04/02/20</text:p>
          </table:table-cell>
          <table:table-cell office:value-type="float" office:value="39912" calcext:value-type="float">
            <text:p>39912</text:p>
          </table:table-cell>
        </table:table-row>
        <table:table-row table:style-name="ro1">
          <table:table-cell table:number-columns-repeated="2" office:value-type="date" office:date-value="2020-12-14" calcext:value-type="date">
            <text:p>14/12/20</text:p>
          </table:table-cell>
          <table:table-cell office:value-type="float" office:value="28332" calcext:value-type="float">
            <text:p>28332</text:p>
          </table:table-cell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office:value-type="date" office:date-value="2018-02-23" calcext:value-type="date">
            <text:p>23/02/18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date" office:date-value="2021-10-01" calcext:value-type="date">
            <text:p>01/10/21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date" office:date-value="2018-05-19" calcext:value-type="date">
            <text:p>19/05/18</text:p>
          </table:table-cell>
          <table:table-cell office:value-type="date" office:date-value="2018-07-19" calcext:value-type="date">
            <text:p>19/07/18</text:p>
          </table:table-cell>
          <table:table-cell office:value-type="float" office:value="36415" calcext:value-type="float">
            <text:p>36415</text:p>
          </table:table-cell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date" office:date-value="2022-04-05" calcext:value-type="date">
            <text:p>05/04/22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date" office:date-value="2020-02-13" calcext:value-type="date">
            <text:p>13/02/20</text:p>
          </table:table-cell>
          <table:table-cell office:value-type="date" office:date-value="2020-04-13" calcext:value-type="date">
            <text:p>13/04/20</text:p>
          </table:table-cell>
          <table:table-cell office:value-type="float" office:value="41084" calcext:value-type="float">
            <text:p>41084</text:p>
          </table:table-cell>
        </table:table-row>
        <table:table-row table:style-name="ro1">
          <table:table-cell table:number-columns-repeated="2" office:value-type="date" office:date-value="2020-05-18" calcext:value-type="date">
            <text:p>18/05/20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table:number-columns-repeated="2" office:value-type="date" office:date-value="2018-09-03" calcext:value-type="date">
            <text:p>03/09/18</text:p>
          </table:table-cell>
          <table:table-cell office:value-type="float" office:value="32412" calcext:value-type="float">
            <text:p>32412</text:p>
          </table:table-cell>
        </table:table-row>
        <table:table-row table:style-name="ro1">
          <table:table-cell table:number-columns-repeated="2" office:value-type="date" office:date-value="2022-12-12" calcext:value-type="date">
            <text:p>12/12/2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2-04-08" calcext:value-type="date">
            <text:p>08/04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38512" calcext:value-type="float">
            <text:p>38512</text:p>
          </table:table-cell>
        </table:table-row>
        <table:table-row table:style-name="ro1">
          <table:table-cell office:value-type="date" office:date-value="2021-07-02" calcext:value-type="date">
            <text:p>02/07/21</text:p>
          </table:table-cell>
          <table:table-cell office:value-type="date" office:date-value="2021-09-02" calcext:value-type="date">
            <text:p>02/09/21</text:p>
          </table:table-cell>
          <table:table-cell office:value-type="float" office:value="42576" calcext:value-type="float">
            <text:p>42576</text:p>
          </table:table-cell>
        </table:table-row>
        <table:table-row table:style-name="ro1">
          <table:table-cell office:value-type="date" office:date-value="2018-05-31" calcext:value-type="date">
            <text:p>31/05/18</text:p>
          </table:table-cell>
          <table:table-cell office:value-type="date" office:date-value="2018-10-31" calcext:value-type="date">
            <text:p>31/10/18</text:p>
          </table:table-cell>
          <table:table-cell office:value-type="float" office:value="37274" calcext:value-type="float">
            <text:p>37274</text:p>
          </table:table-cell>
        </table:table-row>
        <table:table-row table:style-name="ro1">
          <table:table-cell table:number-columns-repeated="2" office:value-type="date" office:date-value="2021-04-01" calcext:value-type="date">
            <text:p>01/04/21</text:p>
          </table:table-cell>
          <table:table-cell office:value-type="float" office:value="39979" calcext:value-type="float">
            <text:p>39979</text:p>
          </table:table-cell>
        </table:table-row>
        <table:table-row table:style-name="ro1">
          <table:table-cell office:value-type="date" office:date-value="2019-09-10" calcext:value-type="date">
            <text:p>10/09/19</text:p>
          </table:table-cell>
          <table:table-cell office:value-type="date" office:date-value="2019-11-10" calcext:value-type="date">
            <text:p>10/11/19</text:p>
          </table:table-cell>
          <table:table-cell office:value-type="float" office:value="14276" calcext:value-type="float">
            <text:p>14276</text:p>
          </table:table-cell>
        </table:table-row>
        <table:table-row table:style-name="ro1">
          <table:table-cell office:value-type="date" office:date-value="2018-09-10" calcext:value-type="date">
            <text:p>10/09/18</text:p>
          </table:table-cell>
          <table:table-cell office:value-type="date" office:date-value="2019-03-10" calcext:value-type="date">
            <text:p>10/03/19</text:p>
          </table:table-cell>
          <table:table-cell office:value-type="float" office:value="19342" calcext:value-type="float">
            <text:p>19342</text:p>
          </table:table-cell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office:value-type="date" office:date-value="2018-03-15" calcext:value-type="date">
            <text:p>15/03/18</text:p>
          </table:table-cell>
          <table:table-cell office:value-type="float" office:value="22584" calcext:value-type="float">
            <text:p>22584</text:p>
          </table:table-cell>
        </table:table-row>
        <table:table-row table:style-name="ro1">
          <table:table-cell table:number-columns-repeated="2" office:value-type="date" office:date-value="2021-11-14" calcext:value-type="date">
            <text:p>14/11/21</text:p>
          </table:table-cell>
          <table:table-cell office:value-type="float" office:value="7692" calcext:value-type="float">
            <text:p>7692</text:p>
          </table:table-cell>
        </table:table-row>
        <table:table-row table:style-name="ro1">
          <table:table-cell table:number-columns-repeated="2" office:value-type="date" office:date-value="2019-04-08" calcext:value-type="date">
            <text:p>08/04/19</text:p>
          </table:table-cell>
          <table:table-cell office:value-type="float" office:value="26288" calcext:value-type="float">
            <text:p>26288</text:p>
          </table:table-cell>
        </table:table-row>
        <table:table-row table:style-name="ro1">
          <table:table-cell office:value-type="date" office:date-value="2021-02-21" calcext:value-type="date">
            <text:p>21/02/21</text:p>
          </table:table-cell>
          <table:table-cell office:value-type="date" office:date-value="2021-07-21" calcext:value-type="date">
            <text:p>21/07/21</text:p>
          </table:table-cell>
          <table:table-cell office:value-type="float" office:value="38912" calcext:value-type="float">
            <text:p>38912</text:p>
          </table:table-cell>
        </table:table-row>
        <table:table-row table:style-name="ro1">
          <table:table-cell office:value-type="date" office:date-value="2021-11-25" calcext:value-type="date">
            <text:p>25/11/21</text:p>
          </table:table-cell>
          <table:table-cell office:value-type="date" office:date-value="2021-12-25" calcext:value-type="date">
            <text:p>25/12/21</text:p>
          </table:table-cell>
          <table:table-cell office:value-type="float" office:value="40965" calcext:value-type="float">
            <text:p>40965</text:p>
          </table:table-cell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office:value-type="date" office:date-value="2018-06-06" calcext:value-type="date">
            <text:p>06/06/18</text:p>
          </table:table-cell>
          <table:table-cell office:value-type="float" office:value="13631" calcext:value-type="float">
            <text:p>13631</text:p>
          </table:table-cell>
        </table:table-row>
        <table:table-row table:style-name="ro1">
          <table:table-cell office:value-type="date" office:date-value="2019-09-17" calcext:value-type="date">
            <text:p>17/09/19</text:p>
          </table:table-cell>
          <table:table-cell office:value-type="date" office:date-value="2019-10-17" calcext:value-type="date">
            <text:p>17/10/19</text:p>
          </table:table-cell>
          <table:table-cell office:value-type="float" office:value="36812" calcext:value-type="float">
            <text:p>36812</text:p>
          </table:table-cell>
        </table:table-row>
        <table:table-row table:style-name="ro1">
          <table:table-cell table:number-columns-repeated="2" office:value-type="date" office:date-value="2018-05-08" calcext:value-type="date">
            <text:p>08/05/18</text:p>
          </table:table-cell>
          <table:table-cell office:value-type="float" office:value="24233" calcext:value-type="float">
            <text:p>24233</text:p>
          </table:table-cell>
        </table:table-row>
        <table:table-row table:style-name="ro1">
          <table:table-cell table:number-columns-repeated="2" office:value-type="date" office:date-value="2022-05-04" calcext:value-type="date">
            <text:p>04/05/22</text:p>
          </table:table-cell>
          <table:table-cell office:value-type="float" office:value="44490" calcext:value-type="float">
            <text:p>44490</text:p>
          </table:table-cell>
        </table:table-row>
        <table:table-row table:style-name="ro1">
          <table:table-cell table:number-columns-repeated="2" office:value-type="date" office:date-value="2022-05-18" calcext:value-type="date">
            <text:p>18/05/22</text:p>
          </table:table-cell>
          <table:table-cell office:value-type="float" office:value="28635" calcext:value-type="float">
            <text:p>28635</text:p>
          </table:table-cell>
        </table:table-row>
        <table:table-row table:style-name="ro1">
          <table:table-cell office:value-type="date" office:date-value="2022-10-15" calcext:value-type="date">
            <text:p>15/10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1">
          <table:table-cell office:value-type="date" office:date-value="2021-05-22" calcext:value-type="date">
            <text:p>22/05/21</text:p>
          </table:table-cell>
          <table:table-cell office:value-type="date" office:date-value="2021-08-22" calcext:value-type="date">
            <text:p>22/08/21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date" office:date-value="2019-08-07" calcext:value-type="date">
            <text:p>07/08/19</text:p>
          </table:table-cell>
          <table:table-cell office:value-type="date" office:date-value="2019-11-07" calcext:value-type="date">
            <text:p>07/11/19</text:p>
          </table:table-cell>
          <table:table-cell office:value-type="float" office:value="13248" calcext:value-type="float">
            <text:p>13248</text:p>
          </table:table-cell>
        </table:table-row>
        <table:table-row table:style-name="ro1">
          <table:table-cell office:value-type="date" office:date-value="2018-06-03" calcext:value-type="date">
            <text:p>03/06/18</text:p>
          </table:table-cell>
          <table:table-cell office:value-type="date" office:date-value="2018-10-03" calcext:value-type="date">
            <text:p>03/10/18</text:p>
          </table:table-cell>
          <table:table-cell office:value-type="float" office:value="21834" calcext:value-type="float">
            <text:p>21834</text:p>
          </table:table-cell>
        </table:table-row>
        <table:table-row table:style-name="ro1">
          <table:table-cell office:value-type="date" office:date-value="2021-11-02" calcext:value-type="date">
            <text:p>02/11/21</text:p>
          </table:table-cell>
          <table:table-cell office:value-type="date" office:date-value="2022-08-02" calcext:value-type="date">
            <text:p>02/08/22</text:p>
          </table:table-cell>
          <table:table-cell office:value-type="float" office:value="17812" calcext:value-type="float">
            <text:p>17812</text:p>
          </table:table-cell>
        </table:table-row>
        <table:table-row table:style-name="ro1">
          <table:table-cell table:number-columns-repeated="2" office:value-type="date" office:date-value="2020-05-24" calcext:value-type="date">
            <text:p>24/05/20</text:p>
          </table:table-cell>
          <table:table-cell office:value-type="float" office:value="27037" calcext:value-type="float">
            <text:p>27037</text:p>
          </table:table-cell>
        </table:table-row>
        <table:table-row table:style-name="ro1">
          <table:table-cell table:number-columns-repeated="2" office:value-type="date" office:date-value="2018-06-20" calcext:value-type="date">
            <text:p>20/06/18</text:p>
          </table:table-cell>
          <table:table-cell office:value-type="float" office:value="22850" calcext:value-type="float">
            <text:p>22850</text:p>
          </table:table-cell>
        </table:table-row>
        <table:table-row table:style-name="ro1">
          <table:table-cell office:value-type="date" office:date-value="2019-03-01" calcext:value-type="date">
            <text:p>01/03/19</text:p>
          </table:table-cell>
          <table:table-cell office:value-type="date" office:date-value="2019-05-01" calcext:value-type="date">
            <text:p>01/05/19</text:p>
          </table:table-cell>
          <table:table-cell office:value-type="float" office:value="45908" calcext:value-type="float">
            <text:p>45908</text:p>
          </table:table-cell>
        </table:table-row>
        <table:table-row table:style-name="ro1">
          <table:table-cell office:value-type="date" office:date-value="2018-09-11" calcext:value-type="date">
            <text:p>11/09/18</text:p>
          </table:table-cell>
          <table:table-cell office:value-type="date" office:date-value="2019-06-11" calcext:value-type="date">
            <text:p>11/06/19</text:p>
          </table:table-cell>
          <table:table-cell office:value-type="float" office:value="30926" calcext:value-type="float">
            <text:p>30926</text:p>
          </table:table-cell>
        </table:table-row>
        <table:table-row table:style-name="ro1">
          <table:table-cell office:value-type="date" office:date-value="2018-07-15" calcext:value-type="date">
            <text:p>15/07/18</text:p>
          </table:table-cell>
          <table:table-cell office:value-type="date" office:date-value="2018-11-15" calcext:value-type="date">
            <text:p>15/11/18</text:p>
          </table:table-cell>
          <table:table-cell office:value-type="float" office:value="25268" calcext:value-type="float">
            <text:p>25268</text:p>
          </table:table-cell>
        </table:table-row>
        <table:table-row table:style-name="ro1">
          <table:table-cell office:value-type="date" office:date-value="2018-03-01" calcext:value-type="date">
            <text:p>01/03/18</text:p>
          </table:table-cell>
          <table:table-cell office:value-type="date" office:date-value="2018-04-01" calcext:value-type="date">
            <text:p>01/04/18</text:p>
          </table:table-cell>
          <table:table-cell office:value-type="float" office:value="13758" calcext:value-type="float">
            <text:p>13758</text:p>
          </table:table-cell>
        </table:table-row>
        <table:table-row table:style-name="ro1">
          <table:table-cell office:value-type="date" office:date-value="2022-02-25" calcext:value-type="date">
            <text:p>25/02/22</text:p>
          </table:table-cell>
          <table:table-cell office:value-type="date" office:date-value="2022-03-25" calcext:value-type="date">
            <text:p>25/03/22</text:p>
          </table:table-cell>
          <table:table-cell office:value-type="float" office:value="34937" calcext:value-type="float">
            <text:p>34937</text:p>
          </table:table-cell>
        </table:table-row>
        <table:table-row table:style-name="ro1">
          <table:table-cell table:number-columns-repeated="2" office:value-type="date" office:date-value="2022-03-07" calcext:value-type="date">
            <text:p>07/03/22</text:p>
          </table:table-cell>
          <table:table-cell office:value-type="float" office:value="34687" calcext:value-type="float">
            <text:p>34687</text:p>
          </table:table-cell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date" office:date-value="2022-05-18" calcext:value-type="date">
            <text:p>18/05/22</text:p>
          </table:table-cell>
          <table:table-cell office:value-type="float" office:value="16376" calcext:value-type="float">
            <text:p>16376</text:p>
          </table:table-cell>
        </table:table-row>
        <table:table-row table:style-name="ro1">
          <table:table-cell office:value-type="date" office:date-value="2020-08-02" calcext:value-type="date">
            <text:p>02/08/20</text:p>
          </table:table-cell>
          <table:table-cell office:value-type="date" office:date-value="2020-11-02" calcext:value-type="date">
            <text:p>02/11/20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table:number-columns-repeated="2" office:value-type="date" office:date-value="2021-02-24" calcext:value-type="date">
            <text:p>24/02/21</text:p>
          </table:table-cell>
          <table:table-cell office:value-type="float" office:value="26664" calcext:value-type="float">
            <text:p>26664</text:p>
          </table:table-cell>
        </table:table-row>
        <table:table-row table:style-name="ro1">
          <table:table-cell office:value-type="date" office:date-value="2019-08-07" calcext:value-type="date">
            <text:p>07/08/19</text:p>
          </table:table-cell>
          <table:table-cell office:value-type="date" office:date-value="2019-11-07" calcext:value-type="date">
            <text:p>07/11/19</text:p>
          </table:table-cell>
          <table:table-cell office:value-type="float" office:value="43572" calcext:value-type="float">
            <text:p>43572</text:p>
          </table:table-cell>
        </table:table-row>
        <table:table-row table:style-name="ro1">
          <table:table-cell office:value-type="date" office:date-value="2021-01-24" calcext:value-type="date">
            <text:p>24/01/21</text:p>
          </table:table-cell>
          <table:table-cell office:value-type="date" office:date-value="2021-02-24" calcext:value-type="date">
            <text:p>24/02/21</text:p>
          </table:table-cell>
          <table:table-cell office:value-type="float" office:value="37379" calcext:value-type="float">
            <text:p>37379</text:p>
          </table:table-cell>
        </table:table-row>
        <table:table-row table:style-name="ro1">
          <table:table-cell office:value-type="date" office:date-value="2020-04-27" calcext:value-type="date">
            <text:p>27/04/20</text:p>
          </table:table-cell>
          <table:table-cell office:value-type="date" office:date-value="2020-09-27" calcext:value-type="date">
            <text:p>27/09/20</text:p>
          </table:table-cell>
          <table:table-cell office:value-type="float" office:value="25116" calcext:value-type="float">
            <text:p>25116</text:p>
          </table:table-cell>
        </table:table-row>
        <table:table-row table:style-name="ro1">
          <table:table-cell office:value-type="date" office:date-value="2022-08-23" calcext:value-type="date">
            <text:p>23/08/22</text:p>
          </table:table-cell>
          <table:table-cell office:value-type="date" office:date-value="2022-11-23" calcext:value-type="date">
            <text:p>23/11/22</text:p>
          </table:table-cell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date" office:date-value="2020-08-15" calcext:value-type="date">
            <text:p>15/08/20</text:p>
          </table:table-cell>
          <table:table-cell office:value-type="date" office:date-value="2020-11-15" calcext:value-type="date">
            <text:p>15/11/20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date" office:date-value="2021-06-22" calcext:value-type="date">
            <text:p>22/06/21</text:p>
          </table:table-cell>
          <table:table-cell office:value-type="date" office:date-value="2021-09-22" calcext:value-type="date">
            <text:p>22/09/21</text:p>
          </table:table-cell>
          <table:table-cell office:value-type="float" office:value="24940" calcext:value-type="float">
            <text:p>24940</text:p>
          </table:table-cell>
        </table:table-row>
        <table:table-row table:style-name="ro1">
          <table:table-cell office:value-type="date" office:date-value="2022-12-19" calcext:value-type="date">
            <text:p>19/12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37206" calcext:value-type="float">
            <text:p>37206</text:p>
          </table:table-cell>
        </table:table-row>
        <table:table-row table:style-name="ro1">
          <table:table-cell office:value-type="date" office:date-value="2021-02-07" calcext:value-type="date">
            <text:p>07/02/21</text:p>
          </table:table-cell>
          <table:table-cell office:value-type="date" office:date-value="2021-04-07" calcext:value-type="date">
            <text:p>07/04/21</text:p>
          </table:table-cell>
          <table:table-cell office:value-type="float" office:value="19013" calcext:value-type="float">
            <text:p>19013</text:p>
          </table:table-cell>
        </table:table-row>
        <table:table-row table:style-name="ro1">
          <table:table-cell table:number-columns-repeated="2" office:value-type="date" office:date-value="2020-03-14" calcext:value-type="date">
            <text:p>14/03/20</text:p>
          </table:table-cell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date" office:date-value="2020-02-03" calcext:value-type="date">
            <text:p>03/02/20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30033" calcext:value-type="float">
            <text:p>30033</text:p>
          </table:table-cell>
        </table:table-row>
        <table:table-row table:style-name="ro1">
          <table:table-cell office:value-type="date" office:date-value="2022-02-14" calcext:value-type="date">
            <text:p>14/02/22</text:p>
          </table:table-cell>
          <table:table-cell office:value-type="date" office:date-value="2022-03-14" calcext:value-type="date">
            <text:p>14/03/22</text:p>
          </table:table-cell>
          <table:table-cell office:value-type="float" office:value="17869" calcext:value-type="float">
            <text:p>17869</text:p>
          </table:table-cell>
        </table:table-row>
        <table:table-row table:style-name="ro1">
          <table:table-cell table:number-columns-repeated="2" office:value-type="date" office:date-value="2022-04-08" calcext:value-type="date">
            <text:p>08/04/22</text:p>
          </table:table-cell>
          <table:table-cell office:value-type="float" office:value="33966" calcext:value-type="float">
            <text:p>33966</text:p>
          </table:table-cell>
        </table:table-row>
        <table:table-row table:style-name="ro1">
          <table:table-cell office:value-type="date" office:date-value="2022-04-12" calcext:value-type="date">
            <text:p>12/04/22</text:p>
          </table:table-cell>
          <table:table-cell office:value-type="date" office:date-value="2022-08-12" calcext:value-type="date">
            <text:p>12/08/22</text:p>
          </table:table-cell>
          <table:table-cell office:value-type="float" office:value="9788" calcext:value-type="float">
            <text:p>9788</text:p>
          </table:table-cell>
        </table:table-row>
        <table:table-row table:style-name="ro1">
          <table:table-cell table:number-columns-repeated="2" office:value-type="date" office:date-value="2021-09-26" calcext:value-type="date">
            <text:p>26/09/2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table:number-columns-repeated="2" office:value-type="date" office:date-value="2019-09-05" calcext:value-type="date">
            <text:p>05/09/19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date" office:date-value="2018-07-14" calcext:value-type="date">
            <text:p>14/07/18</text:p>
          </table:table-cell>
          <table:table-cell office:value-type="date" office:date-value="2018-11-14" calcext:value-type="date">
            <text:p>14/11/18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date" office:date-value="2018-01-30" calcext:value-type="date">
            <text:p>30/01/18</text:p>
          </table:table-cell>
          <table:table-cell office:value-type="date" office:date-value="2018-02-28" calcext:value-type="date">
            <text:p>28/02/18</text:p>
          </table:table-cell>
          <table:table-cell office:value-type="float" office:value="24794" calcext:value-type="float">
            <text:p>24794</text:p>
          </table:table-cell>
        </table:table-row>
        <table:table-row table:style-name="ro1">
          <table:table-cell office:value-type="date" office:date-value="2020-08-26" calcext:value-type="date">
            <text:p>26/08/20</text:p>
          </table:table-cell>
          <table:table-cell office:value-type="date" office:date-value="2020-10-26" calcext:value-type="date">
            <text:p>26/10/20</text:p>
          </table:table-cell>
          <table:table-cell office:value-type="float" office:value="44524" calcext:value-type="float">
            <text:p>44524</text:p>
          </table:table-cell>
        </table:table-row>
        <table:table-row table:style-name="ro1">
          <table:table-cell office:value-type="date" office:date-value="2020-09-17" calcext:value-type="date">
            <text:p>17/09/20</text:p>
          </table:table-cell>
          <table:table-cell office:value-type="date" office:date-value="2020-11-17" calcext:value-type="date">
            <text:p>17/11/20</text:p>
          </table:table-cell>
          <table:table-cell office:value-type="float" office:value="43620" calcext:value-type="float">
            <text:p>43620</text:p>
          </table:table-cell>
        </table:table-row>
        <table:table-row table:style-name="ro1">
          <table:table-cell office:value-type="date" office:date-value="2019-09-05" calcext:value-type="date">
            <text:p>05/09/19</text:p>
          </table:table-cell>
          <table:table-cell office:value-type="date" office:date-value="2019-11-05" calcext:value-type="date">
            <text:p>05/11/19</text:p>
          </table:table-cell>
          <table:table-cell office:value-type="float" office:value="26783" calcext:value-type="float">
            <text:p>26783</text:p>
          </table:table-cell>
        </table:table-row>
        <table:table-row table:style-name="ro1">
          <table:table-cell office:value-type="date" office:date-value="2021-12-04" calcext:value-type="date">
            <text:p>04/12/21</text:p>
          </table:table-cell>
          <table:table-cell office:value-type="date" office:date-value="2022-06-04" calcext:value-type="date">
            <text:p>04/06/22</text:p>
          </table:table-cell>
          <table:table-cell office:value-type="float" office:value="27773" calcext:value-type="float">
            <text:p>27773</text:p>
          </table:table-cell>
        </table:table-row>
        <table:table-row table:style-name="ro1">
          <table:table-cell table:number-columns-repeated="2" office:value-type="date" office:date-value="2018-03-27" calcext:value-type="date">
            <text:p>27/03/1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date" office:date-value="2022-02-20" calcext:value-type="date">
            <text:p>20/02/22</text:p>
          </table:table-cell>
          <table:table-cell office:value-type="float" office:value="14029" calcext:value-type="float">
            <text:p>14029</text:p>
          </table:table-cell>
        </table:table-row>
        <table:table-row table:style-name="ro1">
          <table:table-cell table:number-columns-repeated="2" office:value-type="date" office:date-value="2019-01-02" calcext:value-type="date">
            <text:p>02/01/19</text:p>
          </table:table-cell>
          <table:table-cell office:value-type="float" office:value="20706" calcext:value-type="float">
            <text:p>20706</text:p>
          </table:table-cell>
        </table:table-row>
        <table:table-row table:style-name="ro1">
          <table:table-cell office:value-type="date" office:date-value="2019-08-04" calcext:value-type="date">
            <text:p>04/08/19</text:p>
          </table:table-cell>
          <table:table-cell office:value-type="date" office:date-value="2019-09-04" calcext:value-type="date">
            <text:p>04/09/19</text:p>
          </table:table-cell>
          <table:table-cell office:value-type="float" office:value="37788" calcext:value-type="float">
            <text:p>37788</text:p>
          </table:table-cell>
        </table:table-row>
        <table:table-row table:style-name="ro1">
          <table:table-cell table:number-columns-repeated="2" office:value-type="date" office:date-value="2021-07-15" calcext:value-type="date">
            <text:p>15/07/21</text:p>
          </table:table-cell>
          <table:table-cell office:value-type="float" office:value="28173" calcext:value-type="float">
            <text:p>28173</text:p>
          </table:table-cell>
        </table:table-row>
        <table:table-row table:style-name="ro1">
          <table:table-cell office:value-type="date" office:date-value="2019-01-14" calcext:value-type="date">
            <text:p>14/01/19</text:p>
          </table:table-cell>
          <table:table-cell office:value-type="date" office:date-value="2019-02-14" calcext:value-type="date">
            <text:p>14/02/19</text:p>
          </table:table-cell>
          <table:table-cell office:value-type="float" office:value="34398" calcext:value-type="float">
            <text:p>34398</text:p>
          </table:table-cell>
        </table:table-row>
        <table:table-row table:style-name="ro1">
          <table:table-cell office:value-type="date" office:date-value="2019-12-03" calcext:value-type="date">
            <text:p>03/12/19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43367" calcext:value-type="float">
            <text:p>43367</text:p>
          </table:table-cell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office:value-type="date" office:date-value="2018-08-06" calcext:value-type="date">
            <text:p>06/08/18</text:p>
          </table:table-cell>
          <table:table-cell office:value-type="float" office:value="11475" calcext:value-type="float">
            <text:p>11475</text:p>
          </table:table-cell>
        </table:table-row>
        <table:table-row table:style-name="ro1">
          <table:table-cell table:number-columns-repeated="2" office:value-type="date" office:date-value="2022-12-09" calcext:value-type="date">
            <text:p>09/12/2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date" office:date-value="2021-07-23" calcext:value-type="date">
            <text:p>23/07/21</text:p>
          </table:table-cell>
          <table:table-cell office:value-type="date" office:date-value="2021-10-23" calcext:value-type="date">
            <text:p>23/10/21</text:p>
          </table:table-cell>
          <table:table-cell office:value-type="float" office:value="11534" calcext:value-type="float">
            <text:p>11534</text:p>
          </table:table-cell>
        </table:table-row>
        <table:table-row table:style-name="ro1">
          <table:table-cell office:value-type="date" office:date-value="2022-02-27" calcext:value-type="date">
            <text:p>27/02/22</text:p>
          </table:table-cell>
          <table:table-cell office:value-type="date" office:date-value="2022-04-27" calcext:value-type="date">
            <text:p>27/04/22</text:p>
          </table:table-cell>
          <table:table-cell office:value-type="float" office:value="42085" calcext:value-type="float">
            <text:p>42085</text:p>
          </table:table-cell>
        </table:table-row>
        <table:table-row table:style-name="ro1">
          <table:table-cell office:value-type="date" office:date-value="2018-11-04" calcext:value-type="date">
            <text:p>04/11/18</text:p>
          </table:table-cell>
          <table:table-cell office:value-type="date" office:date-value="2019-04-04" calcext:value-type="date">
            <text:p>04/04/19</text:p>
          </table:table-cell>
          <table:table-cell office:value-type="float" office:value="17483" calcext:value-type="float">
            <text:p>17483</text:p>
          </table:table-cell>
        </table:table-row>
        <table:table-row table:style-name="ro1">
          <table:table-cell table:number-columns-repeated="2" office:value-type="date" office:date-value="2022-08-26" calcext:value-type="date">
            <text:p>26/08/22</text:p>
          </table:table-cell>
          <table:table-cell office:value-type="float" office:value="30334" calcext:value-type="float">
            <text:p>30334</text:p>
          </table:table-cell>
        </table:table-row>
        <table:table-row table:style-name="ro1">
          <table:table-cell office:value-type="date" office:date-value="2020-01-03" calcext:value-type="date">
            <text:p>03/01/20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25430" calcext:value-type="float">
            <text:p>25430</text:p>
          </table:table-cell>
        </table:table-row>
        <table:table-row table:style-name="ro1">
          <table:table-cell office:value-type="date" office:date-value="2021-12-16" calcext:value-type="date">
            <text:p>16/12/21</text:p>
          </table:table-cell>
          <table:table-cell office:value-type="date" office:date-value="2022-06-16" calcext:value-type="date">
            <text:p>16/06/22</text:p>
          </table:table-cell>
          <table:table-cell office:value-type="float" office:value="24768" calcext:value-type="float">
            <text:p>24768</text:p>
          </table:table-cell>
        </table:table-row>
        <table:table-row table:style-name="ro1">
          <table:table-cell table:number-columns-repeated="2" office:value-type="date" office:date-value="2018-12-24" calcext:value-type="date">
            <text:p>24/12/18</text:p>
          </table:table-cell>
          <table:table-cell office:value-type="float" office:value="46200" calcext:value-type="float">
            <text:p>46200</text:p>
          </table:table-cell>
        </table:table-row>
        <table:table-row table:style-name="ro1">
          <table:table-cell table:number-columns-repeated="2" office:value-type="date" office:date-value="2018-02-03" calcext:value-type="date">
            <text:p>03/02/18</text:p>
          </table:table-cell>
          <table:table-cell office:value-type="float" office:value="20168" calcext:value-type="float">
            <text:p>20168</text:p>
          </table:table-cell>
        </table:table-row>
        <table:table-row table:style-name="ro1">
          <table:table-cell table:number-columns-repeated="2" office:value-type="date" office:date-value="2020-05-16" calcext:value-type="date">
            <text:p>16/05/20</text:p>
          </table:table-cell>
          <table:table-cell office:value-type="float" office:value="13516" calcext:value-type="float">
            <text:p>13516</text:p>
          </table:table-cell>
        </table:table-row>
        <table:table-row table:style-name="ro1">
          <table:table-cell table:number-columns-repeated="2" office:value-type="date" office:date-value="2019-08-23" calcext:value-type="date">
            <text:p>23/08/19</text:p>
          </table:table-cell>
          <table:table-cell office:value-type="float" office:value="22020" calcext:value-type="float">
            <text:p>22020</text:p>
          </table:table-cell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date" office:date-value="2021-04-10" calcext:value-type="date">
            <text:p>10/04/21</text:p>
          </table:table-cell>
          <table:table-cell office:value-type="float" office:value="46511" calcext:value-type="float">
            <text:p>46511</text:p>
          </table:table-cell>
        </table:table-row>
        <table:table-row table:style-name="ro1">
          <table:table-cell office:value-type="date" office:date-value="2018-11-12" calcext:value-type="date">
            <text:p>12/11/18</text:p>
          </table:table-cell>
          <table:table-cell office:value-type="date" office:date-value="2019-06-12" calcext:value-type="date">
            <text:p>12/06/19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date" office:date-value="2019-02-26" calcext:value-type="date">
            <text:p>26/02/19</text:p>
          </table:table-cell>
          <table:table-cell office:value-type="date" office:date-value="2019-03-26" calcext:value-type="date">
            <text:p>26/03/19</text:p>
          </table:table-cell>
          <table:table-cell office:value-type="float" office:value="49025" calcext:value-type="float">
            <text:p>49025</text:p>
          </table:table-cell>
        </table:table-row>
        <table:table-row table:style-name="ro1">
          <table:table-cell table:number-columns-repeated="2" office:value-type="date" office:date-value="2020-04-26" calcext:value-type="date">
            <text:p>26/04/20</text:p>
          </table:table-cell>
          <table:table-cell office:value-type="float" office:value="49914" calcext:value-type="float">
            <text:p>49914</text:p>
          </table:table-cell>
        </table:table-row>
        <table:table-row table:style-name="ro1">
          <table:table-cell office:value-type="date" office:date-value="2018-06-26" calcext:value-type="date">
            <text:p>26/06/18</text:p>
          </table:table-cell>
          <table:table-cell office:value-type="date" office:date-value="2018-10-26" calcext:value-type="date">
            <text:p>26/10/18</text:p>
          </table:table-cell>
          <table:table-cell office:value-type="float" office:value="20261" calcext:value-type="float">
            <text:p>20261</text:p>
          </table:table-cell>
        </table:table-row>
        <table:table-row table:style-name="ro1">
          <table:table-cell table:number-columns-repeated="2" office:value-type="date" office:date-value="2022-01-23" calcext:value-type="date">
            <text:p>23/01/22</text:p>
          </table:table-cell>
          <table:table-cell office:value-type="float" office:value="49309" calcext:value-type="float">
            <text:p>49309</text:p>
          </table:table-cell>
        </table:table-row>
        <table:table-row table:style-name="ro1">
          <table:table-cell office:value-type="date" office:date-value="2021-03-26" calcext:value-type="date">
            <text:p>26/03/21</text:p>
          </table:table-cell>
          <table:table-cell office:value-type="date" office:date-value="2021-05-26" calcext:value-type="date">
            <text:p>26/05/21</text:p>
          </table:table-cell>
          <table:table-cell office:value-type="float" office:value="21646" calcext:value-type="float">
            <text:p>21646</text:p>
          </table:table-cell>
        </table:table-row>
        <table:table-row table:style-name="ro1">
          <table:table-cell table:number-columns-repeated="2" office:value-type="date" office:date-value="2019-12-06" calcext:value-type="date">
            <text:p>06/12/19</text:p>
          </table:table-cell>
          <table:table-cell office:value-type="float" office:value="10880" calcext:value-type="float">
            <text:p>10880</text:p>
          </table:table-cell>
        </table:table-row>
        <table:table-row table:style-name="ro1">
          <table:table-cell office:value-type="date" office:date-value="2018-10-22" calcext:value-type="date">
            <text:p>22/10/18</text:p>
          </table:table-cell>
          <table:table-cell office:value-type="date" office:date-value="2019-01-22" calcext:value-type="date">
            <text:p>22/01/19</text:p>
          </table:table-cell>
          <table:table-cell office:value-type="float" office:value="45560" calcext:value-type="float">
            <text:p>45560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date" office:date-value="2020-06-05" calcext:value-type="date">
            <text:p>05/06/20</text:p>
          </table:table-cell>
          <table:table-cell office:value-type="float" office:value="31504" calcext:value-type="float">
            <text:p>31504</text:p>
          </table:table-cell>
        </table:table-row>
        <table:table-row table:style-name="ro1">
          <table:table-cell table:number-columns-repeated="2" office:value-type="date" office:date-value="2019-11-29" calcext:value-type="date">
            <text:p>29/11/19</text:p>
          </table:table-cell>
          <table:table-cell office:value-type="float" office:value="8788" calcext:value-type="float">
            <text:p>8788</text:p>
          </table:table-cell>
        </table:table-row>
        <table:table-row table:style-name="ro1">
          <table:table-cell office:value-type="date" office:date-value="2019-07-28" calcext:value-type="date">
            <text:p>28/07/19</text:p>
          </table:table-cell>
          <table:table-cell office:value-type="date" office:date-value="2019-12-28" calcext:value-type="date">
            <text:p>28/12/19</text:p>
          </table:table-cell>
          <table:table-cell office:value-type="float" office:value="28295" calcext:value-type="float">
            <text:p>28295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office:value-type="date" office:date-value="2020-10-12" calcext:value-type="date">
            <text:p>12/10/20</text:p>
          </table:table-cell>
          <table:table-cell office:value-type="float" office:value="35784" calcext:value-type="float">
            <text:p>35784</text:p>
          </table:table-cell>
        </table:table-row>
        <table:table-row table:style-name="ro1">
          <table:table-cell office:value-type="date" office:date-value="2021-05-18" calcext:value-type="date">
            <text:p>18/05/21</text:p>
          </table:table-cell>
          <table:table-cell office:value-type="date" office:date-value="2021-07-18" calcext:value-type="date">
            <text:p>18/07/21</text:p>
          </table:table-cell>
          <table:table-cell office:value-type="float" office:value="27076" calcext:value-type="float">
            <text:p>27076</text:p>
          </table:table-cell>
        </table:table-row>
        <table:table-row table:style-name="ro1">
          <table:table-cell office:value-type="date" office:date-value="2019-11-23" calcext:value-type="date">
            <text:p>23/11/19</text:p>
          </table:table-cell>
          <table:table-cell office:value-type="date" office:date-value="2020-04-23" calcext:value-type="date">
            <text:p>23/04/20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table:number-columns-repeated="2" office:value-type="date" office:date-value="2022-09-04" calcext:value-type="date">
            <text:p>04/09/22</text:p>
          </table:table-cell>
          <table:table-cell office:value-type="float" office:value="48109" calcext:value-type="float">
            <text:p>48109</text:p>
          </table:table-cell>
        </table:table-row>
        <table:table-row table:style-name="ro1">
          <table:table-cell table:number-columns-repeated="2" office:value-type="date" office:date-value="2021-11-29" calcext:value-type="date">
            <text:p>29/11/21</text:p>
          </table:table-cell>
          <table:table-cell office:value-type="float" office:value="47229" calcext:value-type="float">
            <text:p>47229</text:p>
          </table:table-cell>
        </table:table-row>
        <table:table-row table:style-name="ro1">
          <table:table-cell table:number-columns-repeated="2" office:value-type="date" office:date-value="2020-01-07" calcext:value-type="date">
            <text:p>07/01/20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table:number-columns-repeated="2" office:value-type="date" office:date-value="2021-10-20" calcext:value-type="date">
            <text:p>20/10/21</text:p>
          </table:table-cell>
          <table:table-cell office:value-type="float" office:value="11545" calcext:value-type="float">
            <text:p>11545</text:p>
          </table:table-cell>
        </table:table-row>
        <table:table-row table:style-name="ro1">
          <table:table-cell table:number-columns-repeated="2" office:value-type="date" office:date-value="2019-06-09" calcext:value-type="date">
            <text:p>09/06/19</text:p>
          </table:table-cell>
          <table:table-cell office:value-type="float" office:value="18642" calcext:value-type="float">
            <text:p>18642</text:p>
          </table:table-cell>
        </table:table-row>
        <table:table-row table:style-name="ro1">
          <table:table-cell office:value-type="date" office:date-value="2020-02-08" calcext:value-type="date">
            <text:p>08/02/20</text:p>
          </table:table-cell>
          <table:table-cell office:value-type="date" office:date-value="2020-09-08" calcext:value-type="date">
            <text:p>08/09/20</text:p>
          </table:table-cell>
          <table:table-cell office:value-type="float" office:value="41964" calcext:value-type="float">
            <text:p>41964</text:p>
          </table:table-cell>
        </table:table-row>
        <table:table-row table:style-name="ro1">
          <table:table-cell table:number-columns-repeated="2" office:value-type="date" office:date-value="2021-11-17" calcext:value-type="date">
            <text:p>17/11/21</text:p>
          </table:table-cell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date" office:date-value="2020-11-13" calcext:value-type="date">
            <text:p>13/11/20</text:p>
          </table:table-cell>
          <table:table-cell office:value-type="float" office:value="33533" calcext:value-type="float">
            <text:p>33533</text:p>
          </table:table-cell>
        </table:table-row>
        <table:table-row table:style-name="ro1">
          <table:table-cell office:value-type="date" office:date-value="2019-11-08" calcext:value-type="date">
            <text:p>08/11/19</text:p>
          </table:table-cell>
          <table:table-cell office:value-type="date" office:date-value="2019-12-08" calcext:value-type="date">
            <text:p>08/12/19</text:p>
          </table:table-cell>
          <table:table-cell office:value-type="float" office:value="47598" calcext:value-type="float">
            <text:p>47598</text:p>
          </table:table-cell>
        </table:table-row>
        <table:table-row table:style-name="ro1">
          <table:table-cell office:value-type="date" office:date-value="2022-10-20" calcext:value-type="date">
            <text:p>20/10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14301" calcext:value-type="float">
            <text:p>14301</text:p>
          </table:table-cell>
        </table:table-row>
        <table:table-row table:style-name="ro1">
          <table:table-cell office:value-type="date" office:date-value="2019-08-13" calcext:value-type="date">
            <text:p>13/08/19</text:p>
          </table:table-cell>
          <table:table-cell office:value-type="date" office:date-value="2020-05-13" calcext:value-type="date">
            <text:p>13/05/20</text:p>
          </table:table-cell>
          <table:table-cell office:value-type="float" office:value="15115" calcext:value-type="float">
            <text:p>15115</text:p>
          </table:table-cell>
        </table:table-row>
        <table:table-row table:style-name="ro1">
          <table:table-cell office:value-type="date" office:date-value="2019-03-23" calcext:value-type="date">
            <text:p>23/03/19</text:p>
          </table:table-cell>
          <table:table-cell office:value-type="date" office:date-value="2019-06-23" calcext:value-type="date">
            <text:p>23/06/19</text:p>
          </table:table-cell>
          <table:table-cell office:value-type="float" office:value="36970" calcext:value-type="float">
            <text:p>36970</text:p>
          </table:table-cell>
        </table:table-row>
        <table:table-row table:style-name="ro1">
          <table:table-cell office:value-type="date" office:date-value="2018-12-01" calcext:value-type="date">
            <text:p>01/12/18</text:p>
          </table:table-cell>
          <table:table-cell office:value-type="date" office:date-value="2019-01-01" calcext:value-type="date">
            <text:p>01/01/19</text:p>
          </table:table-cell>
          <table:table-cell office:value-type="float" office:value="13985" calcext:value-type="float">
            <text:p>13985</text:p>
          </table:table-cell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date" office:date-value="2021-03-15" calcext:value-type="date">
            <text:p>15/03/21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8910" calcext:value-type="float">
            <text:p>8910</text:p>
          </table:table-cell>
        </table:table-row>
        <table:table-row table:style-name="ro1">
          <table:table-cell office:value-type="date" office:date-value="2020-02-21" calcext:value-type="date">
            <text:p>21/02/20</text:p>
          </table:table-cell>
          <table:table-cell office:value-type="date" office:date-value="2020-05-21" calcext:value-type="date">
            <text:p>21/05/20</text:p>
          </table:table-cell>
          <table:table-cell office:value-type="float" office:value="28052" calcext:value-type="float">
            <text:p>28052</text:p>
          </table:table-cell>
        </table:table-row>
        <table:table-row table:style-name="ro1">
          <table:table-cell table:number-columns-repeated="2" office:value-type="date" office:date-value="2019-11-22" calcext:value-type="date">
            <text:p>22/11/19</text:p>
          </table:table-cell>
          <table:table-cell office:value-type="float" office:value="47834" calcext:value-type="float">
            <text:p>47834</text:p>
          </table:table-cell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0133" calcext:value-type="float">
            <text:p>20133</text:p>
          </table:table-cell>
        </table:table-row>
        <table:table-row table:style-name="ro1">
          <table:table-cell office:value-type="date" office:date-value="2020-01-09" calcext:value-type="date">
            <text:p>09/01/20</text:p>
          </table:table-cell>
          <table:table-cell office:value-type="date" office:date-value="2020-05-09" calcext:value-type="date">
            <text:p>09/05/20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table:number-columns-repeated="2" office:value-type="date" office:date-value="2020-04-06" calcext:value-type="date">
            <text:p>06/04/20</text:p>
          </table:table-cell>
          <table:table-cell office:value-type="float" office:value="18673" calcext:value-type="float">
            <text:p>18673</text:p>
          </table:table-cell>
        </table:table-row>
        <table:table-row table:style-name="ro1">
          <table:table-cell table:number-columns-repeated="2" office:value-type="date" office:date-value="2018-10-29" calcext:value-type="date">
            <text:p>29/10/18</text:p>
          </table:table-cell>
          <table:table-cell office:value-type="float" office:value="16402" calcext:value-type="float">
            <text:p>16402</text:p>
          </table:table-cell>
        </table:table-row>
        <table:table-row table:style-name="ro1">
          <table:table-cell table:number-columns-repeated="2" office:value-type="date" office:date-value="2018-11-16" calcext:value-type="date">
            <text:p>16/11/18</text:p>
          </table:table-cell>
          <table:table-cell office:value-type="float" office:value="43557" calcext:value-type="float">
            <text:p>43557</text:p>
          </table:table-cell>
        </table:table-row>
        <table:table-row table:style-name="ro1">
          <table:table-cell office:value-type="date" office:date-value="2020-09-20" calcext:value-type="date">
            <text:p>20/09/20</text:p>
          </table:table-cell>
          <table:table-cell office:value-type="date" office:date-value="2020-12-20" calcext:value-type="date">
            <text:p>20/12/20</text:p>
          </table:table-cell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office:value-type="date" office:date-value="2018-05-21" calcext:value-type="date">
            <text:p>21/05/18</text:p>
          </table:table-cell>
          <table:table-cell office:value-type="float" office:value="30165" calcext:value-type="float">
            <text:p>30165</text:p>
          </table:table-cell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date" office:date-value="2021-11-21" calcext:value-type="date">
            <text:p>21/11/21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13652" calcext:value-type="float">
            <text:p>13652</text:p>
          </table:table-cell>
        </table:table-row>
        <table:table-row table:style-name="ro1">
          <table:table-cell office:value-type="date" office:date-value="2022-01-27" calcext:value-type="date">
            <text:p>27/01/22</text:p>
          </table:table-cell>
          <table:table-cell office:value-type="date" office:date-value="2022-06-27" calcext:value-type="date">
            <text:p>27/06/22</text:p>
          </table:table-cell>
          <table:table-cell office:value-type="float" office:value="44592" calcext:value-type="float">
            <text:p>44592</text:p>
          </table:table-cell>
        </table:table-row>
        <table:table-row table:style-name="ro1">
          <table:table-cell table:number-columns-repeated="2" office:value-type="date" office:date-value="2020-08-20" calcext:value-type="date">
            <text:p>20/08/20</text:p>
          </table:table-cell>
          <table:table-cell office:value-type="float" office:value="10711" calcext:value-type="float">
            <text:p>10711</text:p>
          </table:table-cell>
        </table:table-row>
        <table:table-row table:style-name="ro1">
          <table:table-cell office:value-type="date" office:date-value="2021-01-10" calcext:value-type="date">
            <text:p>10/01/21</text:p>
          </table:table-cell>
          <table:table-cell office:value-type="date" office:date-value="2021-02-10" calcext:value-type="date">
            <text:p>10/02/21</text:p>
          </table:table-cell>
          <table:table-cell office:value-type="float" office:value="40555" calcext:value-type="float">
            <text:p>40555</text:p>
          </table:table-cell>
        </table:table-row>
        <table:table-row table:style-name="ro1">
          <table:table-cell office:value-type="date" office:date-value="2018-12-13" calcext:value-type="date">
            <text:p>13/12/18</text:p>
          </table:table-cell>
          <table:table-cell office:value-type="date" office:date-value="2019-07-13" calcext:value-type="date">
            <text:p>13/07/19</text:p>
          </table:table-cell>
          <table:table-cell office:value-type="float" office:value="46205" calcext:value-type="float">
            <text:p>46205</text:p>
          </table:table-cell>
        </table:table-row>
        <table:table-row table:style-name="ro1">
          <table:table-cell office:value-type="date" office:date-value="2022-07-26" calcext:value-type="date">
            <text:p>26/07/22</text:p>
          </table:table-cell>
          <table:table-cell office:value-type="date" office:date-value="2022-12-31" calcext:value-type="date">
            <text:p>31/12/22</text:p>
          </table:table-cell>
          <table:table-cell office:value-type="float" office:value="21014" calcext:value-type="float">
            <text:p>21014</text:p>
          </table:table-cell>
        </table:table-row>
        <table:table-row table:style-name="ro1">
          <table:table-cell office:value-type="date" office:date-value="2019-12-19" calcext:value-type="date">
            <text:p>19/12/19</text:p>
          </table:table-cell>
          <table:table-cell office:value-type="date" office:date-value="2020-01-19" calcext:value-type="date">
            <text:p>19/01/20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table:number-columns-repeated="2" office:value-type="date" office:date-value="2021-03-15" calcext:value-type="date">
            <text:p>15/03/21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table:number-columns-repeated="2" office:value-type="date" office:date-value="2022-06-06" calcext:value-type="date">
            <text:p>06/06/22</text:p>
          </table:table-cell>
          <table:table-cell office:value-type="float" office:value="28197" calcext:value-type="float">
            <text:p>28197</text:p>
          </table:table-cell>
        </table:table-row>
        <table:table-row table:style-name="ro1">
          <table:table-cell office:value-type="date" office:date-value="2021-01-25" calcext:value-type="date">
            <text:p>25/01/21</text:p>
          </table:table-cell>
          <table:table-cell office:value-type="date" office:date-value="2021-11-25" calcext:value-type="date">
            <text:p>25/11/21</text:p>
          </table:table-cell>
          <table:table-cell office:value-type="float" office:value="21310" calcext:value-type="float">
            <text:p>21310</text:p>
          </table:table-cell>
        </table:table-row>
        <table:table-row table:style-name="ro1">
          <table:table-cell table:number-columns-repeated="2" office:value-type="date" office:date-value="2021-10-18" calcext:value-type="date">
            <text:p>18/10/21</text:p>
          </table:table-cell>
          <table:table-cell office:value-type="float" office:value="22848" calcext:value-type="float">
            <text:p>22848</text:p>
          </table:table-cell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office:value-type="date" office:date-value="2018-05-13" calcext:value-type="date">
            <text:p>13/05/18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date" office:date-value="2022-07-09" calcext:value-type="date">
            <text:p>09/07/22</text:p>
          </table:table-cell>
          <table:table-cell office:value-type="date" office:date-value="2022-12-09" calcext:value-type="date">
            <text:p>09/12/22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date" office:date-value="2020-07-28" calcext:value-type="date">
            <text:p>28/07/20</text:p>
          </table:table-cell>
          <table:table-cell office:value-type="date" office:date-value="2021-04-28" calcext:value-type="date">
            <text:p>28/04/21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date" office:date-value="2022-05-19" calcext:value-type="date">
            <text:p>19/05/22</text:p>
          </table:table-cell>
          <table:table-cell office:value-type="date" office:date-value="2022-06-19" calcext:value-type="date">
            <text:p>19/06/22</text:p>
          </table:table-cell>
          <table:table-cell office:value-type="float" office:value="16308" calcext:value-type="float">
            <text:p>16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20:32:26.801367785</meta:creation-date>
    <dc:date>2023-09-03T21:05:10.464052551</dc:date>
    <meta:editing-duration>PT1M12S</meta:editing-duration>
    <meta:editing-cycles>1</meta:editing-cycles>
    <meta:document-statistic meta:table-count="1" meta:cell-count="1554" meta:object-count="0"/>
    <meta:generator>LibreOffice/7.3.7.2$Linux_X86_64 LibreOffice_project/30$Build-2</meta:generator>
  </office:meta>
</office:document-meta>
</file>